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</office:font-face-decls>
  <office:automatic-styles>
    <style:style style:name="Таблица1" style:family="table" style:master-page-name="First_20_Page">
      <style:table-properties style:width="17.43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5.139cm" fo:margin-left="0.002cm" fo:margin-top="0cm" fo:margin-bottom="0cm" table:align="left" style:writing-mode="lr-tb"/>
    </style:style>
    <style:style style:name="Таблица3.A" style:family="table-column">
      <style:table-column-properties style:column-width="3.909cm"/>
    </style:style>
    <style:style style:name="Таблица3.B" style:family="table-column">
      <style:table-column-properties style:column-width="7.024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448cm" fo:keep-together="auto"/>
    </style:style>
    <style:style style:name="Таблица3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995cm" table:align="left" style:writing-mode="lr-tb"/>
    </style:style>
    <style:style style:name="Таблица6.A" style:family="table-column">
      <style:table-column-properties style:column-width="7.999cm"/>
    </style:style>
    <style:style style:name="Таблица6.B" style:family="table-column">
      <style:table-column-properties style:column-width="2.503cm"/>
    </style:style>
    <style:style style:name="Таблица6.C" style:family="table-column">
      <style:table-column-properties style:column-width="6.493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17.5cm" style:rel-column-width="65535*"/>
    </style:style>
    <style:style style:name="Таблица7.A1" style:family="table-cell">
      <style:table-cell-properties fo:padding="0.097cm" fo:border="0.5pt solid #000000" style:writing-mode="page"/>
    </style:style>
    <style:style style:name="Таблица8" style:family="table">
      <style:table-properties style:width="17.5cm" table:align="margins" style:writing-mode="lr-tb"/>
    </style:style>
    <style:style style:name="Таблица8.A" style:family="table-column">
      <style:table-column-properties style:column-width="17.5cm" style:rel-column-width="65535*"/>
    </style:style>
    <style:style style:name="Таблица8.A1" style:family="table-cell">
      <style:table-cell-properties fo:padding="0.097cm" fo:border="0.5pt solid #000000" style:writing-mode="page"/>
    </style:style>
    <style:style style:name="Таблица4" style:family="table">
      <style:table-properties style:width="17.5cm" table:align="margins" style:writing-mode="lr-tb"/>
    </style:style>
    <style:style style:name="Таблица4.A" style:family="table-column">
      <style:table-column-properties style:column-width="17.5cm" style:rel-column-width="65535*"/>
    </style:style>
    <style:style style:name="Таблица4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1" fo:font-size="14pt" style:font-size-asian="14pt"/>
    </style:style>
    <style:style style:name="P4" style:family="paragraph" style:parent-style-name="Standard">
      <style:paragraph-properties fo:orphans="0" fo:widows="0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1" fo:font-size="14pt" style:font-size-asian="14pt" style:font-size-complex="14pt"/>
    </style:style>
    <style:style style:name="P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1" fo:font-size="14pt" fo:font-weight="bold" style:font-size-asian="14pt" style:font-weight-asian="bold"/>
    </style:style>
    <style:style style:name="P8" style:family="paragraph" style:parent-style-name="Обычный1">
      <style:paragraph-properties fo:text-align="center" style:justify-single-word="false" fo:orphans="0" fo:widows="0"/>
      <style:text-properties style:font-name="Times New Roman1" fo:font-size="14pt" fo:letter-spacing="0.176cm" officeooo:rsid="0045c469" officeooo:paragraph-rsid="0045c469" style:font-size-asian="14pt" style:font-size-complex="14pt"/>
    </style:style>
    <style:style style:name="P9" style:family="paragraph" style:parent-style-name="Standard">
      <style:text-properties style:font-name="Times New Roman1" fo:font-size="16pt" fo:font-style="italic" style:font-size-asian="16pt" style:font-style-asian="italic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e235a" officeooo:paragraph-rsid="0018a16a" style:font-size-asian="12pt" style:font-size-complex="12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ce72b" officeooo:paragraph-rsid="0018a16a" style:font-size-asian="12pt" style:font-size-complex="12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1" fo:font-size="12pt" officeooo:paragraph-rsid="005028bb" style:font-size-asian="12pt" style:font-size-complex="12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1" fo:font-size="12pt" officeooo:paragraph-rsid="006f5b0d" style:font-size-asian="12pt" style:font-size-complex="12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Times New Roman1" fo:font-size="12pt" officeooo:paragraph-rsid="0072862a" style:font-size-asian="12pt" style:font-size-complex="12pt"/>
    </style:style>
    <style:style style:name="P15" style:family="paragraph" style:parent-style-name="Standard">
      <style:text-properties style:font-name="Times New Roman1" fo:font-size="12pt" style:font-size-asian="12pt" style:font-size-complex="12pt"/>
    </style:style>
    <style:style style:name="P16" style:family="paragraph" style:parent-style-name="Table_20_Contents">
      <style:paragraph-properties fo:line-height="150%"/>
      <style:text-properties style:font-name="Times New Roman1" fo:font-size="12pt" officeooo:rsid="0026b3e1" officeooo:paragraph-rsid="0026b3e1" style:font-size-asian="12pt" style:font-size-complex="12pt"/>
    </style:style>
    <style:style style:name="P17" style:family="paragraph" style:parent-style-name="Table_20_Contents">
      <style:paragraph-properties fo:line-height="150%"/>
      <style:text-properties style:font-name="Times New Roman1" fo:font-size="12pt" officeooo:rsid="0026b3e1" officeooo:paragraph-rsid="004bb2fa" style:font-size-asian="12pt" style:font-size-complex="12pt"/>
    </style:style>
    <style:style style:name="P18" style:family="paragraph" style:parent-style-name="Table_20_Contents">
      <style:paragraph-properties fo:line-height="150%"/>
      <style:text-properties style:font-name="Times New Roman1" fo:font-size="12pt" officeooo:rsid="0027f4c2" officeooo:paragraph-rsid="0027f4c2" style:font-size-asian="12pt" style:font-size-complex="12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27f4c2" officeooo:paragraph-rsid="0027f4c2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052f38" officeooo:paragraph-rsid="0026b3e1" style:font-size-asian="12pt" style:font-size-complex="12pt"/>
    </style:style>
    <style:style style:name="P21" style:family="paragraph" style:parent-style-name="Table_20_Contents">
      <style:paragraph-properties fo:line-height="150%"/>
      <style:text-properties style:font-name="Times New Roman1" fo:font-size="12pt" officeooo:rsid="004bb2fa" officeooo:paragraph-rsid="004bb2fa" style:font-size-asian="12pt" style:font-size-complex="12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Times New Roman1" fo:font-size="12pt" officeooo:rsid="0051c3e0" officeooo:paragraph-rsid="005385b3" style:font-size-asian="12pt" style:font-size-complex="12pt"/>
    </style:style>
    <style:style style:name="P23" style:family="paragraph" style:parent-style-name="Standard">
      <style:text-properties style:font-name="Times New Roman1" fo:font-size="12pt" style:font-size-asian="12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23a58c" officeooo:paragraph-rsid="0023a58c" style:font-size-asian="12pt" style:font-size-complex="14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23a58c" officeooo:paragraph-rsid="006cf0b8" style:font-size-asian="12pt" style:font-size-complex="14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style:font-size-asian="12pt" style:font-weight-asian="bold" style:font-size-complex="12pt"/>
    </style:style>
    <style:style style:name="P29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Times New Roman1" fo:font-size="12pt" fo:font-weight="bold" officeooo:rsid="00311b9c" officeooo:paragraph-rsid="00311b9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1" fo:font-size="12pt" fo:font-style="normal" style:text-underline-style="none" fo:font-weight="bold" officeooo:rsid="0005f341" officeooo:paragraph-rsid="0018a16a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1" fo:font-size="12pt" fo:language="ru" fo:country="RU" fo:font-style="italic" style:text-underline-style="none" fo:font-weight="bold" officeooo:rsid="0005f341" officeooo:paragraph-rsid="001ece7b" style:font-size-asian="12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line-height="150%"/>
      <style:text-properties style:font-name="Times New Roman1" fo:font-size="12pt" fo:language="ru" fo:country="RU" fo:font-weight="normal" officeooo:rsid="001d105a" officeooo:paragraph-rsid="005c0aa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style:text-underline-style="solid" style:text-underline-width="auto" style:text-underline-color="font-color" officeooo:rsid="006cf0b8" officeooo:paragraph-rsid="006cf0b8" style:font-size-asian="12pt" style:font-size-complex="14pt"/>
    </style:style>
    <style:style style:name="P36" style:family="paragraph" style:parent-style-name="Contents_20_Heading">
      <style:paragraph-properties fo:line-height="150%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39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1d105a" officeooo:paragraph-rsid="0018a16a"/>
    </style:style>
    <style:style style:name="P40" style:family="paragraph" style:parent-style-name="Standard">
      <style:paragraph-properties fo:line-height="150%"/>
      <style:text-properties style:font-name="Times New Roman1" officeooo:rsid="00052f38" officeooo:paragraph-rsid="0018a16a"/>
    </style:style>
    <style:style style:name="P41" style:family="paragraph" style:parent-style-name="Standard">
      <style:paragraph-properties fo:text-align="center" style:justify-single-word="false"/>
      <style:text-properties style:font-name="Times New Roman1"/>
    </style:style>
    <style:style style:name="P42" style:family="paragraph" style:parent-style-name="Standard">
      <style:paragraph-properties fo:text-align="center" style:justify-single-word="false" fo:orphans="0" fo:widows="0"/>
      <style:text-properties style:font-name="Times New Roman1"/>
    </style:style>
    <style:style style:name="P4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/>
    </style:style>
    <style:style style:name="P44" style:family="paragraph" style:parent-style-name="Standard">
      <style:text-properties style:font-name="Times New Roman1"/>
    </style:style>
    <style:style style:name="P45" style:family="paragraph" style:parent-style-name="Standard">
      <style:paragraph-properties fo:line-height="150%"/>
      <style:text-properties style:font-name="Times New Roman1" fo:font-size="10pt" style:font-size-asian="10pt" style:font-size-complex="10pt"/>
    </style:style>
    <style:style style:name="P46" style:family="paragraph" style:parent-style-name="Contents_20_Heading">
      <style:text-properties style:font-name="Times New Roman1"/>
    </style:style>
    <style:style style:name="P47" style:family="paragraph" style:parent-style-name="Standard">
      <style:paragraph-properties fo:margin-left="0.25cm" fo:margin-right="0cm" fo:text-indent="0cm" style:auto-text-indent="false"/>
      <style:text-properties style:font-name="Times New Roman1" officeooo:paragraph-rsid="0018a16a"/>
    </style:style>
    <style:style style:name="P48" style:family="paragraph" style:parent-style-name="Standard">
      <style:paragraph-properties fo:margin-left="0.25cm" fo:margin-right="0cm" fo:text-indent="0cm" style:auto-text-indent="false"/>
      <style:text-properties style:font-name="Times New Roman1" officeooo:rsid="006c9b44" officeooo:paragraph-rsid="006c9b44"/>
    </style:style>
    <style:style style:name="P49" style:family="paragraph" style:parent-style-name="Standard">
      <style:paragraph-properties fo:text-align="center" style:justify-single-word="false" fo:orphans="0" fo:widows="0"/>
      <style:text-properties style:font-name="Times New Roman1" officeooo:rsid="00733943" officeooo:paragraph-rsid="00733943"/>
    </style:style>
    <style:style style:name="P50" style:family="paragraph" style:parent-style-name="Contents_20_1">
      <style:paragraph-properties fo:margin-top="0.101cm" fo:margin-bottom="0.101cm" style:contextual-spacing="false"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 fo:margin-top="0.101cm" fo:margin-bottom="0.101cm" style:contextual-spacing="false"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52" style:family="paragraph" style:parent-style-name="Text_20_body">
      <style:paragraph-properties fo:line-height="150%"/>
      <style:text-properties officeooo:paragraph-rsid="0046e97f"/>
    </style:style>
    <style:style style:name="P5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officeooo:paragraph-rsid="006f5b0d"/>
    </style:style>
    <style:style style:name="P54" style:family="paragraph" style:parent-style-name="Standard">
      <style:paragraph-properties fo:line-height="150%"/>
      <style:text-properties fo:font-size="12pt" fo:font-style="italic" officeooo:paragraph-rsid="005c0aae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margin-left="0.635cm" fo:margin-right="0cm" fo:line-height="150%" fo:text-align="start" style:justify-single-word="false" fo:text-indent="0cm" style:auto-text-indent="false"/>
      <style:text-properties fo:font-size="12pt" officeooo:paragraph-rsid="0046e97f" style:font-size-asian="12pt" style:font-size-complex="12pt"/>
    </style:style>
    <style:style style:name="P56" style:family="paragraph" style:parent-style-name="Standard">
      <style:paragraph-properties fo:line-height="150%"/>
      <style:text-properties fo:font-size="12pt" officeooo:paragraph-rsid="0059d4c5" style:font-size-asian="12pt" style:font-size-complex="12pt"/>
    </style:style>
    <style:style style:name="P57" style:family="paragraph" style:parent-style-name="Standard">
      <style:paragraph-properties fo:line-height="150%"/>
      <style:text-properties fo:font-size="12pt" officeooo:paragraph-rsid="005c0aae" style:font-size-asian="12pt" style:font-size-complex="12pt"/>
    </style:style>
    <style:style style:name="P58" style:family="paragraph" style:parent-style-name="Text_20_body">
      <style:text-properties fo:font-size="12pt" officeooo:rsid="004bb2fa" officeooo:paragraph-rsid="004bb2fa" style:font-size-asian="12pt" style:font-size-complex="12pt"/>
    </style:style>
    <style:style style:name="P59" style:family="paragraph" style:parent-style-name="Standard">
      <style:paragraph-properties fo:line-height="150%"/>
      <style:text-properties fo:color="#000000" loext:opacity="100%" style:font-name="Liberation Mono" fo:font-size="12pt" fo:font-style="normal" style:text-underline-style="none" fo:font-weight="normal" officeooo:paragraph-rsid="0018a16a" fo:background-color="#d4ea6b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18a16a" fo:background-color="transparent" style:font-size-asian="12pt" style:font-style-asian="normal" style:font-size-complex="12pt" style:font-style-complex="normal"/>
    </style:style>
    <style:style style:name="P61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transparent" style:font-size-asian="12pt" style:font-style-asian="normal" style:font-size-complex="12pt" style:font-style-complex="normal"/>
    </style:style>
    <style:style style:name="P62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4c9c1a" fo:background-color="transparent" style:font-size-asian="12pt" style:font-style-asian="normal" style:font-size-complex="12pt" style:font-style-complex="normal"/>
    </style:style>
    <style:style style:name="P63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68e3c2" fo:background-color="transparent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18a16a" fo:background-color="#ffffff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68e3c2" fo:background-color="#ffffff" style:font-size-asian="12pt" style:font-style-asian="normal" style:font-size-complex="12pt" style:font-style-complex="normal"/>
    </style:style>
    <style:style style:name="P66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#ffffff" style:font-size-asian="12pt" style:font-style-asian="normal" style:font-size-complex="12pt" style:font-style-complex="normal"/>
    </style:style>
    <style:style style:name="P67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4c9c1a" fo:background-color="#ffffff" style:font-size-asian="12pt" style:font-style-asian="normal" style:font-size-complex="12pt" style:font-style-complex="normal"/>
    </style:style>
    <style:style style:name="P68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background-color="transparent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50%"/>
      <style:text-properties style:font-name="Times New Roman2" fo:font-size="12pt" fo:language="ru" fo:country="RU" officeooo:paragraph-rsid="005c0aae" style:font-size-asian="12pt" style:font-name-complex="Times New Roman3" style:font-size-complex="12pt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2" fo:font-size="12pt" fo:language="ru" fo:country="RU" officeooo:paragraph-rsid="005c7767" style:font-size-asian="12pt" style:font-name-complex="Times New Roman3" style:font-size-complex="12pt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style:font-name="Times New Roman2" fo:font-size="12pt" fo:language="ru" fo:country="RU" officeooo:rsid="005c7767" officeooo:paragraph-rsid="005c7767" style:font-size-asian="12pt" style:font-name-complex="Times New Roman3" style:font-size-complex="12pt"/>
    </style:style>
    <style:style style:name="P7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7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7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1" fo:font-size="16pt" fo:letter-spacing="0.176cm" fo:font-weight="bold" style:font-size-asian="16pt" style:font-weight-asian="bold"/>
    </style:style>
    <style:style style:name="P75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1e0a2a" officeooo:paragraph-rsid="001e0a2a" style:font-size-asian="14pt" style:font-weight-asian="bold" style:font-size-complex="14pt" style:font-weight-complex="bold"/>
    </style:style>
    <style:style style:name="P76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048a4b" officeooo:paragraph-rsid="0018a16a" style:font-size-asian="14pt" style:font-weight-asian="bold" style:font-size-complex="14pt" style:font-weight-complex="bold"/>
    </style:style>
    <style:style style:name="P77" style:family="paragraph" style:parent-style-name="Heading_20_1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78" style:family="paragraph" style:parent-style-name="Heading_20_1">
      <style:paragraph-properties fo:line-height="150%" fo:text-align="center" style:justify-single-word="false"/>
      <style:text-properties style:font-name="Times New Roman1" fo:font-size="14pt" officeooo:paragraph-rsid="0068e3c2" style:font-size-asian="14pt" style:font-size-complex="14pt"/>
    </style:style>
    <style:style style:name="P79" style:family="paragraph" style:parent-style-name="Heading_20_1">
      <style:paragraph-properties fo:line-height="150%" fo:text-align="center" style:justify-single-word="false"/>
      <style:text-properties style:font-name="Times New Roman1" fo:font-size="14pt" officeooo:rsid="002d1372" officeooo:paragraph-rsid="002d1372" style:font-size-asian="14pt" style:font-size-complex="14pt"/>
    </style:style>
    <style:style style:name="P80" style:family="paragraph" style:parent-style-name="Heading_20_1" style:list-style-name="L8">
      <style:paragraph-properties fo:line-height="150%" fo:text-align="start" style:justify-single-word="false"/>
      <style:text-properties officeooo:paragraph-rsid="0068e3c2"/>
    </style:style>
    <style:style style:name="P81" style:family="paragraph" style:parent-style-name="Heading_20_2">
      <style:paragraph-properties fo:line-height="150%"/>
      <style:text-properties style:font-name="Times New Roman1" fo:font-size="14pt" officeooo:paragraph-rsid="0018a16a" style:font-size-asian="14pt" style:font-size-complex="14pt"/>
    </style:style>
    <style:style style:name="P82" style:family="paragraph" style:parent-style-name="Heading_20_2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83" style:family="paragraph" style:parent-style-name="Heading_20_2">
      <style:paragraph-properties fo:line-height="150%"/>
      <style:text-properties officeooo:paragraph-rsid="0018a16a"/>
    </style:style>
    <style:style style:name="P84" style:family="paragraph" style:parent-style-name="Heading_20_2">
      <style:text-properties officeooo:paragraph-rsid="0024a451"/>
    </style:style>
    <style:style style:name="P85" style:family="paragraph" style:parent-style-name="Heading_20_2">
      <style:paragraph-properties fo:text-align="center" style:justify-single-word="false"/>
    </style:style>
    <style:style style:name="P86" style:family="paragraph" style:parent-style-name="List_20_Paragraph" style:list-style-name="L9">
      <style:paragraph-properties fo:margin-top="0cm" fo:margin-bottom="0cm" style:contextual-spacing="true" fo:line-height="150%"/>
      <style:text-properties style:font-name="Times New Roman1" fo:font-size="12pt" fo:font-weight="normal" officeooo:rsid="004cbd13" officeooo:paragraph-rsid="004cbd13" style:font-size-asian="12pt" style:font-weight-asian="normal" style:font-size-complex="12pt" style:font-weight-complex="normal"/>
    </style:style>
    <style:style style:name="P87" style:family="paragraph" style:parent-style-name="List_20_Paragraph" style:list-style-name="L9">
      <style:paragraph-properties fo:margin-top="0cm" fo:margin-bottom="0cm" style:contextual-spacing="true" fo:line-height="150%"/>
      <style:text-properties style:font-name="Times New Roman1" fo:font-size="12pt" fo:font-weight="normal" officeooo:rsid="004cbd13" officeooo:paragraph-rsid="005f013a" style:font-size-asian="12pt" style:font-weight-asian="normal" style:font-size-complex="12pt" style:font-weight-complex="normal"/>
    </style:style>
    <style:style style:name="P88" style:family="paragraph" style:parent-style-name="List_20_Paragraph" style:list-style-name="L9">
      <style:paragraph-properties fo:margin-top="0cm" fo:margin-bottom="0cm" style:contextual-spacing="true" fo:line-height="150%"/>
      <style:text-properties style:font-name="Times New Roman1" fo:font-size="12pt" fo:font-weight="normal" officeooo:rsid="004cbd13" officeooo:paragraph-rsid="0068e3c2" style:font-size-asian="12pt" style:font-weight-asian="normal" style:font-size-complex="12pt" style:font-weight-complex="normal"/>
    </style:style>
    <style:style style:name="P89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7.25pt" style:text-underline-style="solid" style:text-underline-width="auto" style:text-underline-color="font-color" fo:font-weight="normal" officeooo:paragraph-rsid="0018a16a" style:font-size-asian="16pt" style:font-weight-asian="normal" style:font-weight-complex="normal"/>
    </style:style>
    <style:style style:name="P90" style:family="paragraph" style:parent-style-name="Standard">
      <style:paragraph-properties fo:margin-left="0.25cm" fo:margin-right="0cm" fo:text-indent="0cm" style:auto-text-indent="false"/>
      <style:text-properties style:font-name="Times New Roman1" fo:font-size="16pt" officeooo:paragraph-rsid="0018a16a" style:font-size-asian="16pt" style:font-size-complex="16pt"/>
    </style:style>
    <style:style style:name="P91" style:family="paragraph" style:parent-style-name="Standard" style:list-style-name="L4">
      <style:paragraph-properties fo:line-height="150%" fo:text-align="start" style:justify-single-word="false"/>
      <style:text-properties style:font-name="Times New Roman1" fo:font-size="12pt" fo:font-style="normal" style:text-underline-style="solid" style:text-underline-width="auto" style:text-underline-color="font-color" fo:font-weight="normal" officeooo:rsid="002031d0" officeooo:paragraph-rsid="002031d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4">
      <style:paragraph-properties fo:line-height="150%" fo:text-align="start" style:justify-single-word="false"/>
      <style:text-properties style:font-name="Times New Roman1" fo:font-size="12pt" fo:font-style="normal" style:text-underline-style="none" fo:font-weight="normal" officeooo:rsid="00485d81" officeooo:paragraph-rsid="00485d81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style:text-underline-style="solid" style:text-underline-width="auto" style:text-underline-color="font-color" officeooo:rsid="006cf0b8" officeooo:paragraph-rsid="006cf0b8" style:font-size-asian="12pt" style:font-size-complex="12pt"/>
    </style:style>
    <style:style style:name="P94" style:family="paragraph" style:parent-style-name="Standard" style:list-style-name="L4">
      <style:paragraph-properties fo:line-height="150%" fo:text-align="start" style:justify-single-word="false"/>
      <style:text-properties style:font-name="Times New Roman1" fo:font-weight="normal" officeooo:rsid="002031d0" officeooo:paragraph-rsid="002031d0" style:font-weight-asian="normal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96" style:family="paragraph" style:parent-style-name="Standard" style:list-style-name="L5">
      <style:paragraph-properties fo:line-height="150%"/>
      <style:text-properties fo:font-size="12pt" officeooo:paragraph-rsid="004bb2fa" style:font-size-asian="12pt" style:font-size-complex="12pt"/>
    </style:style>
    <style:style style:name="P97" style:family="paragraph" style:parent-style-name="Standard" style:list-style-name="L9">
      <style:paragraph-properties fo:line-height="150%" fo:text-align="start" style:justify-single-word="false"/>
      <style:text-properties fo:font-size="12pt" officeooo:rsid="0061cee5" officeooo:paragraph-rsid="0061cee5" style:font-size-asian="12pt" style:font-size-complex="12pt"/>
    </style:style>
    <style:style style:name="P98" style:family="paragraph" style:parent-style-name="Standard" style:list-style-name="L9">
      <style:paragraph-properties fo:line-height="150%" fo:text-align="start" style:justify-single-word="false"/>
      <style:text-properties fo:font-size="12pt" officeooo:rsid="00614e10" officeooo:paragraph-rsid="00614e10" style:font-size-asian="12pt" style:font-size-complex="12pt"/>
    </style:style>
    <style:style style:name="P99" style:family="paragraph" style:parent-style-name="Standard" style:list-style-name="L6">
      <style:paragraph-properties fo:line-height="150%" fo:text-align="start" style:justify-single-word="false"/>
      <style:text-properties officeooo:paragraph-rsid="002b30b5"/>
    </style:style>
    <style:style style:name="P100" style:family="paragraph" style:parent-style-name="Standard" style:list-style-name="L7">
      <style:paragraph-properties fo:margin-top="0.302cm" fo:margin-bottom="0.302cm" style:contextual-spacing="false" fo:line-height="150%" fo:text-align="start" style:justify-single-word="false"/>
      <style:text-properties officeooo:paragraph-rsid="004c9c1a"/>
    </style:style>
    <style:style style:name="P101" style:family="paragraph" style:parent-style-name="Text_20_body" style:list-style-name="L1">
      <style:paragraph-properties fo:line-height="150%"/>
      <style:text-properties style:font-name="Times New Roman1" fo:font-size="12pt" fo:language="ru" fo:country="RU" fo:font-weight="normal" officeooo:rsid="0003098d" officeooo:paragraph-rsid="0046e97f" style:font-size-asian="12pt" style:font-weight-asian="normal" style:font-size-complex="12pt" style:font-weight-complex="normal"/>
    </style:style>
    <style:style style:name="P102" style:family="paragraph" style:parent-style-name="Text_20_body" style:list-style-name="L2">
      <style:paragraph-properties fo:line-height="150%"/>
      <style:text-properties style:font-name="Times New Roman1" fo:font-size="12pt" fo:language="ru" fo:country="RU" fo:font-weight="normal" officeooo:rsid="0003098d" officeooo:paragraph-rsid="0046e97f" style:font-size-asian="12pt" style:font-weight-asian="normal" style:font-size-complex="12pt" style:font-weight-complex="normal"/>
    </style:style>
    <style:style style:name="P103" style:family="paragraph" style:parent-style-name="Text_20_body" style:list-style-name="L3">
      <style:paragraph-properties fo:line-height="150%"/>
      <style:text-properties style:font-name="Times New Roman1" fo:font-size="12pt" fo:language="ru" fo:country="RU" fo:font-weight="normal" officeooo:rsid="0003098d" officeooo:paragraph-rsid="0046e97f" style:font-size-asian="12pt" style:font-weight-asian="normal" style:font-size-complex="12pt" style:font-weight-complex="normal"/>
    </style:style>
    <style:style style:name="P104" style:family="paragraph" style:parent-style-name="Text_20_body" style:list-style-name="L3">
      <style:paragraph-properties fo:line-height="150%"/>
      <style:text-properties style:font-name="Times New Roman1" fo:font-size="12pt" fo:language="ru" fo:country="RU" fo:font-weight="normal" officeooo:rsid="006cf0b8" officeooo:paragraph-rsid="006cf0b8" style:font-size-asian="12pt" style:font-weight-asian="normal" style:font-size-complex="12pt" style:font-weight-complex="normal"/>
    </style:style>
    <style:style style:name="P105" style:family="paragraph" style:parent-style-name="Text_20_body" style:list-style-name="L10">
      <style:paragraph-properties fo:line-height="150%" fo:text-align="start" style:justify-single-word="false"/>
      <style:text-properties style:font-name="Times New Roman1" fo:font-size="12pt" officeooo:rsid="005028bb" officeooo:paragraph-rsid="005028bb" style:font-size-asian="12pt" style:font-size-complex="12pt"/>
    </style:style>
    <style:style style:name="P106" style:family="paragraph" style:parent-style-name="Text_20_body" style:list-style-name="L10">
      <style:paragraph-properties fo:line-height="150%" fo:text-align="start" style:justify-single-word="false"/>
      <style:text-properties style:font-name="Times New Roman1" fo:font-size="12pt" officeooo:rsid="005028bb" officeooo:paragraph-rsid="0068e3c2" style:font-size-asian="12pt" style:font-size-complex="12pt"/>
    </style:style>
    <style:style style:name="P107" style:family="paragraph" style:parent-style-name="Text_20_body">
      <style:paragraph-properties fo:line-height="150%" fo:text-align="start" style:justify-single-word="false"/>
      <style:text-properties style:font-name="Times New Roman1" fo:font-size="12pt" fo:font-weight="bold" officeooo:rsid="00311b9c" officeooo:paragraph-rsid="006f5b0d" style:font-size-asian="12pt" style:font-weight-asian="bold" style:font-size-complex="12pt" style:font-weight-complex="bold"/>
    </style:style>
    <style:style style:name="P108" style:family="paragraph" style:parent-style-name="Text_20_body" style:list-style-name="L10">
      <style:paragraph-properties fo:line-height="150%" fo:text-align="start" style:justify-single-word="false"/>
      <style:text-properties officeooo:paragraph-rsid="006f5b0d"/>
    </style:style>
    <style:style style:name="P109" style:family="paragraph" style:parent-style-name="Text_20_body" style:list-style-name="L10">
      <style:paragraph-properties fo:line-height="150%" fo:text-align="start" style:justify-single-word="false"/>
      <style:text-properties officeooo:rsid="007509e9" officeooo:paragraph-rsid="007509e9"/>
    </style:style>
    <style:style style:name="P110" style:family="paragraph">
      <loext:graphic-properties draw:fill="solid" draw:fill-color="#e8f2a1"/>
      <style:paragraph-properties style:writing-mode="lr-tb"/>
      <style:text-properties fo:color="#000000" loext:opacity="100%" style:font-name="Liberation Mono" fo:font-size="8pt" style:font-size-asian="8pt" style:font-size-complex="8pt"/>
    </style:style>
    <style:style style:name="P111" style:family="paragraph">
      <loext:graphic-properties draw:fill="solid" draw:fill-color="#ffffff"/>
      <style:paragraph-properties style:writing-mode="lr-tb"/>
      <style:text-properties style:font-name="Liberation Mono" fo:font-size="12pt" style:font-size-asian="12pt" style:font-size-complex="12pt"/>
    </style:style>
    <style:style style:name="P112" style:family="paragraph">
      <loext:graphic-properties draw:fill="none" draw:fill-color="#ffffff"/>
      <style:paragraph-properties style:writing-mode="lr-tb"/>
      <style:text-properties style:font-name="Liberation Mono" fo:font-size="12pt" style:font-size-asian="12pt" style:font-size-complex="12pt"/>
    </style:style>
    <style:style style:name="P113" style:family="paragraph">
      <loext:graphic-properties draw:fill="none"/>
    </style:style>
    <style:style style:name="P114" style:family="paragraph">
      <loext:graphic-properties draw:fill="solid" draw:fill-color="#ffffff"/>
    </style:style>
    <style:style style:name="P115" style:family="paragraph">
      <loext:graphic-properties draw:fill="solid" draw:fill-color="#d4ea6b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a16a" style:font-size-asian="12pt" style:font-size-complex="12pt"/>
    </style:style>
    <style:style style:name="T4" style:family="text">
      <style:text-properties fo:font-size="12pt" officeooo:rsid="0018a16a" style:font-size-asian="12pt"/>
    </style:style>
    <style:style style:name="T5" style:family="text">
      <style:text-properties fo:font-size="12pt" fo:language="ru" fo:country="RU" fo:font-weight="normal" officeooo:rsid="0045c469" style:font-size-asian="12pt" style:font-weight-asian="normal" style:font-size-complex="12pt" style:font-weight-complex="normal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485d81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none" fo:font-weight="bold" officeooo:rsid="00485d81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officeooo:rsid="00485d81" style:font-size-asian="12pt" style:font-style-asian="normal" style:font-size-complex="12pt" style:font-style-complex="normal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14c66"/>
    </style:style>
    <style:style style:name="T19" style:family="text">
      <style:text-properties fo:language="ru" fo:country="RU" officeooo:rsid="000ce72b"/>
    </style:style>
    <style:style style:name="T20" style:family="text">
      <style:text-properties fo:language="ru" fo:country="RU" fo:font-weight="normal" officeooo:rsid="001e0a2a" style:font-weight-asian="normal" style:font-weight-complex="normal"/>
    </style:style>
    <style:style style:name="T21" style:family="text">
      <style:text-properties fo:language="ru" fo:country="RU" fo:font-weight="normal" officeooo:rsid="006cf0b8" style:font-weight-asian="normal" style:font-size-complex="12pt" style:font-weight-complex="normal"/>
    </style:style>
    <style:style style:name="T22" style:family="text">
      <style:text-properties fo:language="ru" fo:country="RU" fo:font-weight="normal" officeooo:rsid="0070a9a3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b3e1" style:font-weight-asian="bold" style:font-weight-complex="bold"/>
    </style:style>
    <style:style style:name="T25" style:family="text">
      <style:text-properties fo:font-weight="bold" officeooo:rsid="00686a78" style:font-weight-asian="bold" style:font-weight-complex="bold"/>
    </style:style>
    <style:style style:name="T26" style:family="text">
      <style:text-properties fo:font-weight="bold" officeooo:rsid="00311b9c" style:font-weight-asian="bold" style:font-weight-complex="bold"/>
    </style:style>
    <style:style style:name="T27" style:family="text">
      <style:text-properties officeooo:rsid="00052f38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30" style:family="text">
      <style:text-properties fo:color="#000000" loext:opacity="100%" fo:font-size="12pt" officeooo:rsid="0059d4c5" fo:background-color="#ffffff" loext:char-shading-value="0" style:font-size-asian="12pt" style:font-size-complex="12pt"/>
    </style:style>
    <style:style style:name="T31" style:family="text">
      <style:text-properties fo:color="#000000" loext:opacity="100%" fo:font-size="12pt" officeooo:rsid="005c7767" fo:background-color="#ffffff" loext:char-shading-value="0" style:font-size-asian="12pt" style:font-size-complex="12pt"/>
    </style:style>
    <style:style style:name="T32" style:family="text">
      <style:text-properties fo:color="#000000" loext:opacity="100%" officeooo:rsid="005ad205"/>
    </style:style>
    <style:style style:name="T33" style:family="text">
      <style:text-properties fo:color="#000000" loext:opacity="100%" officeooo:rsid="00669360"/>
    </style:style>
    <style:style style:name="T34" style:family="text">
      <style:text-properties fo:color="#000000" loext:opacity="100%" style:font-name="Times New Roman1" fo:font-size="12pt" fo:font-style="normal" style:text-underline-style="none" fo:font-weight="normal" officeooo:rsid="000f36e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style:font-name="Times New Roman1" fo:font-size="12pt" fo:font-style="normal" style:text-underline-style="none" fo:font-weight="normal" officeooo:rsid="002b30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style:font-name="Times New Roman1" fo:font-size="12pt" fo:font-style="normal" style:text-underline-style="none" fo:font-weight="normal" officeooo:rsid="004c9c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fo:font-weight="normal" officeooo:rsid="0059d4c5" style:font-weight-asian="normal" style:font-weight-complex="normal"/>
    </style:style>
    <style:style style:name="T38" style:family="text">
      <style:text-properties fo:color="#000000" loext:opacity="100%" fo:font-weight="normal" officeooo:rsid="0072862a" style:font-weight-asian="normal" style:font-weight-complex="normal"/>
    </style:style>
    <style:style style:name="T39" style:family="text">
      <style:text-properties fo:color="#000000" loext:opacity="100%" officeooo:rsid="00733943"/>
    </style:style>
    <style:style style:name="T40" style:family="text">
      <style:text-properties officeooo:rsid="00156339"/>
    </style:style>
    <style:style style:name="T41" style:family="text">
      <style:text-properties officeooo:rsid="0018a16a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fo:font-size="14pt" style:font-size-asian="14pt" style:font-size-complex="14pt"/>
    </style:style>
    <style:style style:name="T44" style:family="text">
      <style:text-properties style:font-name="Times New Roman1" fo:font-size="14pt" officeooo:rsid="0025abb0" style:font-size-asian="14pt" style:font-size-complex="14pt"/>
    </style:style>
    <style:style style:name="T45" style:family="text">
      <style:text-properties style:font-name="Times New Roman1" fo:font-size="14pt" fo:font-weight="normal" officeooo:rsid="0068e3c2" style:font-size-asian="14pt" style:font-weight-asian="normal" style:font-size-complex="14pt" style:font-weight-complex="normal"/>
    </style:style>
    <style:style style:name="T46" style:family="text">
      <style:text-properties style:font-name="Times New Roman1" officeooo:rsid="0024a451"/>
    </style:style>
    <style:style style:name="T47" style:family="text">
      <style:text-properties style:font-name="Times New Roman1" officeooo:rsid="0025abb0"/>
    </style:style>
    <style:style style:name="T48" style:family="text">
      <style:text-properties style:font-name="Times New Roman1" fo:font-size="12pt" fo:language="ru" fo:country="RU" fo:font-weight="bold" officeooo:rsid="0003098d" style:font-size-asian="12pt" style:font-weight-asian="bold" style:font-size-complex="12pt" style:font-weight-complex="bold"/>
    </style:style>
    <style:style style:name="T49" style:family="text">
      <style:text-properties style:font-name="Times New Roman1" fo:font-size="12pt" fo:language="ru" fo:country="RU" fo:font-weight="normal" officeooo:rsid="0003098d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style:font-size-asian="12pt" style:font-size-complex="12pt"/>
    </style:style>
    <style:style style:name="T51" style:family="text">
      <style:text-properties style:font-name="Times New Roman1" fo:font-size="12pt" officeooo:rsid="005028bb" style:font-size-asian="12pt" style:font-size-complex="12pt"/>
    </style:style>
    <style:style style:name="T52" style:family="text">
      <style:text-properties style:font-name="Times New Roman1" fo:font-size="12pt" officeooo:rsid="002d1372" style:font-size-asian="12pt" style:font-size-complex="12pt"/>
    </style:style>
    <style:style style:name="T53" style:family="text">
      <style:text-properties style:font-name="Times New Roman1" fo:font-size="12pt" officeooo:rsid="0051c3e0" style:font-size-asian="12pt" style:font-size-complex="12pt"/>
    </style:style>
    <style:style style:name="T54" style:family="text">
      <style:text-properties style:font-name="Times New Roman1" fo:font-size="12pt" officeooo:rsid="0068e3c2" style:font-size-asian="12pt" style:font-size-complex="12pt"/>
    </style:style>
    <style:style style:name="T55" style:family="text">
      <style:text-properties style:font-name="Times New Roman1" fo:font-size="12pt" officeooo:rsid="006cf0b8" style:font-size-asian="12pt" style:font-size-complex="12pt"/>
    </style:style>
    <style:style style:name="T56" style:family="text">
      <style:text-properties style:font-name="Times New Roman1" fo:font-size="12pt" officeooo:rsid="006f5b0d" style:font-size-asian="12pt" style:font-size-complex="12pt"/>
    </style:style>
    <style:style style:name="T57" style:family="text">
      <style:text-properties style:font-name="Times New Roman1" fo:font-size="12pt" officeooo:rsid="0072862a" style:font-size-asian="12pt" style:font-size-complex="12pt"/>
    </style:style>
    <style:style style:name="T58" style:family="text">
      <style:text-properties style:font-name="Times New Roman1" fo:font-size="12pt" officeooo:rsid="00762ba4" style:font-size-asian="12pt" style:font-size-complex="12pt"/>
    </style:style>
    <style:style style:name="T59" style:family="text">
      <style:text-properties style:font-name="Times New Roman1" fo:font-size="12pt" fo:font-weight="normal" officeooo:rsid="0068e3c2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fo:font-weight="normal" officeooo:rsid="00701d95" style:font-size-asian="12pt" style:font-weight-asian="normal" style:font-size-complex="12pt" style:font-weight-complex="normal"/>
    </style:style>
    <style:style style:name="T61" style:family="text">
      <style:text-properties officeooo:rsid="0025abb0"/>
    </style:style>
    <style:style style:name="T62" style:family="text">
      <style:text-properties officeooo:rsid="0026b3e1"/>
    </style:style>
    <style:style style:name="T63" style:family="text">
      <style:text-properties officeooo:rsid="002d1372"/>
    </style:style>
    <style:style style:name="T64" style:family="text">
      <style:text-properties officeooo:rsid="0046e97f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0ce72b" style:font-weight-asian="normal" style:font-weight-complex="normal"/>
    </style:style>
    <style:style style:name="T67" style:family="text">
      <style:text-properties fo:font-weight="normal" officeooo:rsid="005385b3" style:font-weight-asian="normal" style:font-weight-complex="normal"/>
    </style:style>
    <style:style style:name="T68" style:family="text">
      <style:text-properties fo:font-weight="normal" officeooo:rsid="0059d4c5" style:font-weight-asian="normal" style:font-weight-complex="normal"/>
    </style:style>
    <style:style style:name="T69" style:family="text">
      <style:text-properties fo:font-weight="normal" officeooo:rsid="006b7eac" style:font-weight-asian="normal" style:font-weight-complex="normal"/>
    </style:style>
    <style:style style:name="T70" style:family="text">
      <style:text-properties fo:font-weight="normal" officeooo:rsid="0072862a" style:font-weight-asian="normal" style:font-weight-complex="normal"/>
    </style:style>
    <style:style style:name="T71" style:family="text">
      <style:text-properties fo:font-weight="normal" officeooo:rsid="007509e9" style:font-weight-asian="normal" style:font-weight-complex="normal"/>
    </style:style>
    <style:style style:name="T72" style:family="text">
      <style:text-properties fo:font-weight="normal" officeooo:rsid="007572cd" style:font-weight-asian="normal" style:font-weight-complex="normal"/>
    </style:style>
    <style:style style:name="T73" style:family="text">
      <style:text-properties officeooo:rsid="00485d81"/>
    </style:style>
    <style:style style:name="T74" style:family="text">
      <style:text-properties style:font-name="Times New Roman2" fo:language="ru" fo:country="RU" style:font-name-complex="Times New Roman3"/>
    </style:style>
    <style:style style:name="T75" style:family="text">
      <style:text-properties style:font-name="Times New Roman2" fo:language="ru" fo:country="RU" officeooo:rsid="004bb2fa" style:font-name-complex="Times New Roman3"/>
    </style:style>
    <style:style style:name="T76" style:family="text">
      <style:text-properties style:font-name="Times New Roman2" fo:language="ru" fo:country="RU" officeooo:rsid="005c7767" style:font-name-complex="Times New Roman3"/>
    </style:style>
    <style:style style:name="T77" style:family="text">
      <style:text-properties style:font-name="Times New Roman2" fo:language="ru" fo:country="RU" officeooo:rsid="0068e3c2" style:font-name-complex="Times New Roman3"/>
    </style:style>
    <style:style style:name="T78" style:family="text">
      <style:text-properties style:font-name="Times New Roman2" fo:language="ru" fo:country="RU" fo:font-weight="bold" style:font-weight-asian="bold" style:font-name-complex="Times New Roman3"/>
    </style:style>
    <style:style style:name="T79" style:family="text">
      <style:text-properties style:font-name="Times New Roman2" fo:language="ru" fo:country="RU" fo:font-weight="bold" style:font-weight-asian="bold" style:font-name-complex="Times New Roman3" style:font-weight-complex="bold"/>
    </style:style>
    <style:style style:name="T80" style:family="text">
      <style:text-properties style:font-name="Times New Roman2" fo:language="ru" fo:country="RU" fo:font-style="italic" fo:font-weight="bold" style:font-style-asian="italic" style:font-weight-asian="bold" style:font-name-complex="Times New Roman3" style:font-style-complex="italic"/>
    </style:style>
    <style:style style:name="T81" style:family="text">
      <style:text-properties style:font-name="Times New Roman2" fo:language="ru" fo:country="RU" fo:font-style="italic" style:font-style-asian="italic" style:font-name-complex="Times New Roman3" style:font-style-complex="italic"/>
    </style:style>
    <style:style style:name="T82" style:family="text">
      <style:text-properties style:font-name="Times New Roman2" fo:font-weight="bold" style:font-weight-asian="bold" style:font-name-complex="Times New Roman3" style:font-weight-complex="bold"/>
    </style:style>
    <style:style style:name="T83" style:family="text">
      <style:text-properties style:font-size-complex="12pt"/>
    </style:style>
    <style:style style:name="T84" style:family="text">
      <style:text-properties officeooo:rsid="00485d81" style:font-size-complex="12pt"/>
    </style:style>
    <style:style style:name="T85" style:family="text">
      <style:text-properties officeooo:rsid="006cf0b8" style:font-size-complex="12pt"/>
    </style:style>
    <style:style style:name="T86" style:family="text">
      <style:text-properties officeooo:rsid="004c9c1a"/>
    </style:style>
    <style:style style:name="T87" style:family="text">
      <style:text-properties officeooo:rsid="004cbd13"/>
    </style:style>
    <style:style style:name="T88" style:family="text">
      <style:text-properties officeooo:rsid="005028bb"/>
    </style:style>
    <style:style style:name="T89" style:family="text">
      <style:text-properties officeooo:rsid="0051c3e0"/>
    </style:style>
    <style:style style:name="T90" style:family="text">
      <style:text-properties officeooo:rsid="005c7767"/>
    </style:style>
    <style:style style:name="T91" style:family="text">
      <style:text-properties officeooo:rsid="005f013a"/>
    </style:style>
    <style:style style:name="T92" style:family="text">
      <style:text-properties officeooo:rsid="0068e3c2"/>
    </style:style>
    <style:style style:name="T93" style:family="text">
      <style:text-properties officeooo:rsid="00701d95"/>
    </style:style>
    <style:style style:name="T94" style:family="text">
      <style:text-properties fo:color="#000000" loext:opacity="100%" style:font-name="Liberation Mono" fo:font-size="8pt" style:font-size-asian="8pt" style:font-size-complex="8pt"/>
    </style:style>
    <style:style style:name="T95" style:family="text">
      <style:text-properties style:font-name="Liberation Mono" fo:font-size="12pt" style:font-size-asian="12pt" style:font-size-complex="12pt"/>
    </style:style>
    <style:style style:name="T96" style:family="text">
      <style:text-properties style:font-name="Liberation Mono"/>
    </style:style>
    <style:style style:name="T9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style:style style:name="gr1" style:family="graphic">
      <style:graphic-properties draw:stroke="none" svg:stroke-color="#fff5ce" draw:fill="solid" draw:fill-color="#e8f2a1" fo:min-height="17.24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d4ea6b" draw:marker-start-width="0.43cm" draw:marker-end-width="0.43cm" draw:fill="solid" draw:fill-color="#ffffff" fo:min-height="2.44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d4ea6b" draw:marker-start-width="0.42cm" draw:marker-end-width="0.42cm" draw:fill="none" draw:fill-color="#ffffff" fo:min-height="4.0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d4ea6b" draw:fill="solid" draw:fill-color="#d4ea6b" fo:min-height="4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0"><draw:frame draw:style-name="fr1" draw:name="Рисунок 2" text:anchor-type="char" svg:x="-0.039cm" svg:y="0.582cm" svg:width="2.037cm" svg:height="2.302cm" draw:z-index="3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</text:p>
            <text:p text:style-name="P26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28"/>
      <text:p text:style-name="P29"/>
      <text:p text:style-name="P44"><text:span text:style-name="T2">ФАКУЛЬТЕТ <text:tab/><text:tab/></text:span><text:span text:style-name="T12">Информатика и системы управления</text:span></text:p>
      <text:p text:style-name="P15"/>
      <text:p text:style-name="P44"><text:span text:style-name="T2">КАФЕДРА <text:tab/><text:tab/><text:tab/></text:span><text:span text:style-name="T12">ПРОГРАММНАЯ ИНЖЕНЕРИЯ (ИУ7)</text:span></text:p>
      <text:p text:style-name="P44"/>
      <text:p text:style-name="P9"/>
      <text:p text:style-name="P9"/>
      <text:h text:style-name="P72" text:outline-level="1"/>
      <text:h text:style-name="P74" text:outline-level="1"><text:bookmark-start text:name="__RefHeading___Toc1537_3071024789"/>Отчет<text:bookmark-end text:name="__RefHeading___Toc1537_3071024789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По лабораторной работе №</text:p>
          </table:table-cell>
          <table:table-cell table:style-name="Таблица2.A1" office:value-type="string">
            <text:p text:style-name="P8"><draw:custom-shape text:anchor-type="char" draw:z-index="3" draw:name="Фигура1" draw:style-name="gr4" draw:text-style-name="P113" svg:width="1.006cm" svg:height="0.003cm" svg:x="-0.093cm" svg:y="0.526cm"><text:p/><draw:enhanced-geometry svg:viewBox="0 0 21600 21600" draw:type="mso-spt32" draw:enhanced-path="M 0 0 L 21600 21600 N"/></draw:custom-shape>3</text:p>
          </table:table-cell>
        </table:table-row>
      </table:table>
      <text:h text:style-name="P73" text:outline-level="1"><draw:custom-shape text:anchor-type="char" draw:z-index="1" draw:name="Фигура2" draw:style-name="gr5" draw:text-style-name="P114" svg:width="3.031cm" svg:height="0.821cm" svg:x="0.065cm" svg:y="0.617cm"><text:p text:style-name="Frame_20_contents"><text:span text:style-name="T13">Название:</text:span></text:p><draw:enhanced-geometry svg:viewBox="0 0 21600 21600" draw:mirror-horizontal="false" draw:mirror-vertical="false" draw:type="mso-spt202" draw:enhanced-path="M 0 0 L 21600 0 21600 21600 0 21600 0 0 Z N"/></draw:custom-shape></text:h>
      <text:h text:style-name="P89" text:outline-level="1"><text:bookmark-start text:name="__RefHeading___Toc1057_368127530"/><text:bookmark text:name="page3R_mcid1"/>Обработка разреженных матриц<text:bookmark-end text:name="__RefHeading___Toc1057_368127530"/></text:h>
      <text:p text:style-name="P47"><text:span text:style-name="T13">Дисциплина: <text:s/></text:span><text:span text:style-name="T16">Типы и структуры данных</text:span></text:p>
      <text:p text:style-name="P90"/>
      <text:p text:style-name="P48"><text:span text:style-name="T14">Вариант:</text:span><text:span text:style-name="T15"> <text:s/></text:span><text:span text:style-name="T16">3</text:span></text:p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<text:s text:c="2"/>Студент</text:p>
          </table:table-cell>
          <table:table-cell table:style-name="Таблица3.A1" office:value-type="string">
            <text:p text:style-name="P5">ИУ7-31Б</text:p>
          </table:table-cell>
          <table:table-cell table:style-name="Таблица3.C1" office:value-type="string">
            <text:p text:style-name="P4"/>
          </table:table-cell>
          <table:table-cell table:style-name="Таблица3.A1" office:value-type="string">
            <text:p text:style-name="P43"><text:span text:style-name="T2"><text:s text:c="4"/></text:span><text:span text:style-name="T3">Савинова М. Г.</text:span></text:p>
          </table:table-cell>
        </table:table-row>
        <table:table-row table:style-name="Таблица3.1"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42">(Группа)</text:p>
            <text:p text:style-name="P42"/>
          </table:table-cell>
          <table:table-cell table:style-name="Таблица3.C2" office:value-type="string">
            <text:p text:style-name="P42"/>
          </table:table-cell>
          <table:table-cell table:style-name="Таблица3.A1" office:value-type="string">
            <text:p text:style-name="P42">(Фамилия <text:span text:style-name="T41">И. О.</text:span>)</text:p>
          </table:table-cell>
        </table:table-row>
        <table:table-row table:style-name="Таблица3.3">
          <table:table-cell table:style-name="Таблица3.A1" office:value-type="string">
            <text:p text:style-name="P6">Преподаватель</text:p>
          </table:table-cell>
          <table:table-cell table:style-name="Таблица3.B3" office:value-type="string">
            <text:p text:style-name="P49"><text:span text:style-name="T4">С</text:span><text:span text:style-name="T1">илантьева А. В.</text:span></text:p>
          </table:table-cell>
          <table:table-cell table:style-name="Таблица3.C3" office:value-type="string">
            <text:p text:style-name="P42"/>
          </table:table-cell>
          <table:table-cell table:style-name="Таблица3.A1" office:value-type="string">
            <text:p text:style-name="P42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41"><text:span text:style-name="T1">Москва, 202</text:span><text:span text:style-name="T4">2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6"><text:soft-page-break/></text:p>
            <text:p text:style-name="P46">Оглавление</text:p>
          </text:index-title>
          <text:p text:style-name="P50"><text:a xlink:type="simple" xlink:href="#__RefHeading___Toc1537_3071024789" text:style-name="Index_20_Link" text:visited-style-name="Index_20_Link"><text:span text:style-name="T2">Отчет<text:tab/>1</text:span></text:a></text:p>
          <text:p text:style-name="P50"><text:a xlink:type="simple" xlink:href="#__RefHeading___Toc1057_368127530" text:style-name="Index_20_Link" text:visited-style-name="Index_20_Link"><text:span text:style-name="T2">Обработка разреженных матриц<text:tab/>1</text:span></text:a></text:p>
          <text:p text:style-name="P50"><text:a xlink:type="simple" xlink:href="#__RefHeading___Toc1998_3112895004" text:style-name="Index_20_Link" text:visited-style-name="Index_20_Link"><text:span text:style-name="T2">Цель работы<text:tab/>3</text:span></text:a></text:p>
          <text:p text:style-name="P50"><text:a xlink:type="simple" xlink:href="#__RefHeading___Toc1850_1830211148" text:style-name="Index_20_Link" text:visited-style-name="Index_20_Link"><text:span text:style-name="T2">Условие задачи<text:tab/>3</text:span></text:a></text:p>
          <text:p text:style-name="P50"><text:a xlink:type="simple" xlink:href="#__RefHeading___Toc1852_1830211148" text:style-name="Index_20_Link" text:visited-style-name="Index_20_Link"><text:span text:style-name="T2">Описание ТЗ<text:tab/>3</text:span></text:a></text:p>
          <text:p text:style-name="P51"><text:a xlink:type="simple" xlink:href="#__RefHeading___Toc1854_1830211148" text:style-name="Index_20_Link" text:visited-style-name="Index_20_Link"><text:span text:style-name="T2">1. Описание входных данных<text:tab/>3</text:span></text:a></text:p>
          <text:p text:style-name="P51"><text:a xlink:type="simple" xlink:href="#__RefHeading___Toc1856_1830211148" text:style-name="Index_20_Link" text:visited-style-name="Index_20_Link"><text:span text:style-name="T2">2. Описание выходных данных<text:tab/>4</text:span></text:a></text:p>
          <text:p text:style-name="P51"><text:a xlink:type="simple" xlink:href="#__RefHeading___Toc2000_3112895004" text:style-name="Index_20_Link" text:visited-style-name="Index_20_Link"><text:span text:style-name="T2">3. Описание задачи, реализуемой в программе<text:tab/>4</text:span></text:a></text:p>
          <text:p text:style-name="P51"><text:a xlink:type="simple" xlink:href="#__RefHeading___Toc1858_1830211148" text:style-name="Index_20_Link" text:visited-style-name="Index_20_Link"><text:span text:style-name="T2">4. Способ обращения к программе<text:tab/>4</text:span></text:a></text:p>
          <text:p text:style-name="P51"><text:a xlink:type="simple" xlink:href="#__RefHeading___Toc1860_1830211148" text:style-name="Index_20_Link" text:visited-style-name="Index_20_Link"><text:span text:style-name="T2">5. Описание возможных аварийных ситуаций и ошибок пользователя<text:tab/>5</text:span></text:a></text:p>
          <text:p text:style-name="P50"><text:a xlink:type="simple" xlink:href="#__RefHeading___Toc1862_1830211148" text:style-name="Index_20_Link" text:visited-style-name="Index_20_Link"><text:span text:style-name="T2">Описание внутренних структур данных<text:tab/>5</text:span></text:a></text:p>
          <text:p text:style-name="P50"><text:a xlink:type="simple" xlink:href="#__RefHeading___Toc1059_368127530" text:style-name="Index_20_Link" text:visited-style-name="Index_20_Link"><text:span text:style-name="T2">Указатель на функцию, которую мы выбираем в зависимости от пункта меню<text:tab/>5</text:span></text:a></text:p>
          <text:p text:style-name="P50"><text:a xlink:type="simple" xlink:href="#__RefHeading___Toc1866_1830211148" text:style-name="Index_20_Link" text:visited-style-name="Index_20_Link"><text:span text:style-name="T2">Тестовые данные<text:tab/>6</text:span></text:a></text:p>
          <text:p text:style-name="P51"><text:a xlink:type="simple" xlink:href="#__RefHeading___Toc1868_1830211148" text:style-name="Index_20_Link" text:visited-style-name="Index_20_Link"><text:span text:style-name="T2">1. Позитивные тесты<text:tab/>6</text:span></text:a></text:p>
          <text:p text:style-name="P51"><text:a xlink:type="simple" xlink:href="#__RefHeading___Toc1870_1830211148" text:style-name="Index_20_Link" text:visited-style-name="Index_20_Link"><text:span text:style-name="T2">2. Негативные тесты<text:tab/>6</text:span></text:a></text:p>
          <text:p text:style-name="P50"><text:a xlink:type="simple" xlink:href="#__RefHeading___Toc2002_3112895004" text:style-name="Index_20_Link" text:visited-style-name="Index_20_Link"><text:span text:style-name="T2">Оценка эффективности<text:tab/>6</text:span></text:a></text:p>
          <text:p text:style-name="P51"><text:a xlink:type="simple" xlink:href="#__RefHeading___Toc2004_3112895004" text:style-name="Index_20_Link" text:visited-style-name="Index_20_Link"><text:span text:style-name="T2">Выводы<text:tab/>8</text:span></text:a></text:p>
          <text:p text:style-name="P50"><text:a xlink:type="simple" xlink:href="#__RefHeading___Toc1874_1830211148" text:style-name="Index_20_Link" text:visited-style-name="Index_20_Link"><text:span text:style-name="T2">*Ответы на контрольные вопросы<text:tab/>8</text:span></text:a></text:p>
        </text:index-body>
      </text:table-of-content>
      <text:p text:style-name="P36"/>
      <text:p text:style-name="P37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5" text:outline-level="1"><text:bookmark-start text:name="__RefHeading___Toc1998_3112895004"/><text:soft-page-break/>Цель работы<text:bookmark-end text:name="__RefHeading___Toc1998_3112895004"/></text:h>
      <text:p text:style-name="P45"><text:span text:style-name="T20"><text:tab/></text:span><text:span text:style-name="T5">Р</text:span><text:span text:style-name="T2">еализация алгоритмов обработки разреженных матриц, сравнение этих алгоритмов со стандартными алгоритмами обработки матриц при различном размере матриц и степени их разреженности.</text:span></text:p>
      <text:h text:style-name="P76" text:outline-level="1"><text:bookmark-start text:name="__RefHeading___Toc1850_1830211148"/>Условие задачи<text:bookmark-end text:name="__RefHeading___Toc1850_1830211148"/></text:h>
      <text:p text:style-name="P52"><text:bookmark text:name="page3R_mcid29"/><text:span text:style-name="T48"><text:tab/></text:span><text:span text:style-name="T49">Разреженная (содержащая много нулей) матрица хранится в форме 3-х объектов:</text:span></text:p>
      <text:list xml:id="list1130048881" text:style-name="L1">
        <text:list-item>
          <text:p text:style-name="P101">вектор A содержит значения ненулевых элементов;</text:p>
        </text:list-item>
      </text:list>
      <text:list xml:id="list141302095" text:style-name="L2">
        <text:list-item>
          <text:p text:style-name="P102">вектор JA содержит номера столбцов для элементов вектора A;</text:p>
        </text:list-item>
        <text:list-item>
          <text:p text:style-name="P102"><text:bookmark text:name="page3R_mcid32"/>связный список IA, в элементе Nk которого находится номер компонент в A и JA, с которых начинается описание строки Nk матрицы A.</text:p>
        </text:list-item>
      </text:list>
      <text:list xml:id="list3379542686" text:style-name="L3">
        <text:list-item>
          <text:p text:style-name="P103">Смоделировать операцию умножения матрицы и вектора-столбца,<text:line-break/>хранящихся в этой форме, с получением результата в той же форме.</text:p>
        </text:list-item>
        <text:list-item>
          <text:p text:style-name="P103">Произвести операцию умножения, применяя стандартный алгоритм работы с<text:line-break/>матрицами.</text:p>
        </text:list-item>
        <text:list-item>
          <text:p text:style-name="P104">Сравнить время выполнения операций и объем памяти при использовании<text:line-break/>этих 2-х алгоритмов при различном проценте заполнения матриц.</text:p>
        </text:list-item>
      </text:list>
      <text:h text:style-name="P77" text:outline-level="1"><text:bookmark-start text:name="__RefHeading___Toc1852_1830211148"/>Описание ТЗ<text:bookmark-end text:name="__RefHeading___Toc1852_1830211148"/></text:h>
      <text:h text:style-name="P81" text:outline-level="2" text:is-list-header="true"><text:bookmark-start text:name="__RefHeading___Toc1854_1830211148"/>1. Описание входных данных<text:bookmark-end text:name="__RefHeading___Toc1854_1830211148"/></text:h>
      <text:p text:style-name="P55">Исходными данными являются целочисленные матрицы.</text:p>
      <text:p text:style-name="P55">Ввод данных происходит с помощью выбора 1-<text:span text:style-name="T64">3</text:span> пункта в меню.</text:p>
      <text:p text:style-name="P55"><draw:frame text:anchor-type="paragraph" draw:z-index="0" draw:name="Врезка 19" draw:style-name="gr6" draw:text-style-name="P115" svg:width="16.934cm" svg:height="4.594cm" svg:x="0.572cm" svg:y="0.335cm"><draw:text-box><text:p><text:span text:style-name="T95">This programm provides STORAGE, MULTIPLICATION of matrix in </text:span><text:span text:style-name="T95">ordinary and sparse form</text:span></text:p><text:p><text:span text:style-name="T95">Also you have the opportunity to compare efficiency of the </text:span><text:span text:style-name="T95">different storage forms, size, %fill</text:span></text:p><text:p><text:span text:style-name="T97"/></text:p><text:p><text:span text:style-name="T95">1. Manual input</text:span></text:p><text:p><text:span text:style-name="T95">2. File input</text:span></text:p><text:p><text:span text:style-name="T95">3. Random input</text:span></text:p><text:p><text:span text:style-name="T95">4. Check efficiency</text:span></text:p></draw:text-box></draw:frame><text:tab/><text:tab/></text:p>
      <text:p text:style-name="P55"/>
      <text:p text:style-name="P55"/>
      <text:p text:style-name="P55"/>
      <text:p text:style-name="P55"/>
      <text:p text:style-name="P55"/>
      <text:p text:style-name="P33"/>
      <text:p text:style-name="P33"/>
      <text:p text:style-name="P33"/>
      <text:p text:style-name="P33"/>
      <text:p text:style-name="P33"><draw:frame text:anchor-type="paragraph" draw:z-index="4" draw:name="Врезка 1" draw:style-name="gr3" draw:text-style-name="P112" svg:width="17.01cm" svg:height="4.072cm" svg:x="0.118cm" svg:y="0.161cm"><draw:text-box><text:p><text:span text:style-name="T96">// пример корректного ввода матрицы</text:span></text:p><text:p/><text:p><text:span text:style-name="T96">MIN value: 0, MAX value: 2000</text:span></text:p><text:p><text:span text:style-name="T96">Input rows and columns: 10 10 </text:span></text:p><text:p/><text:p><text:span text:style-name="T96">*ATTENTION: any wrong symbol means the ending of the input!</text:span></text:p><text:p/><text:p><text:span text:style-name="T96">Input row / column / value: 1 1 1</text:span></text:p><text:p><text:span text:style-name="T96">Input row / column / value: 3 3 3</text:span></text:p><text:p><text:span text:style-name="T96">Input row / column / value: a</text:span></text:p></draw:text-box></draw:frame><text:soft-page-break/></text:p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5" draw:name="Врезка 2" draw:style-name="gr2" draw:text-style-name="P111" svg:width="17.084cm" svg:height="2.493cm" svg:x="0.081cm" svg:y="0.356cm"><draw:text-box><text:p><text:span text:style-name="T95">// пример корректного хранения матрицы в файле</text:span></text:p><text:p><text:span text:style-name="T95">3 3</text:span></text:p><text:p><text:span text:style-name="T95">1 0 3</text:span></text:p><text:p><text:span text:style-name="T95">-88 56 0</text:span></text:p><text:p><text:span text:style-name="T95">0 0 0</text:span></text:p></draw:text-box></draw:frame></text:p>
      <text:p text:style-name="P33"/>
      <text:p text:style-name="P33"/>
      <text:p text:style-name="P33"/>
      <text:p text:style-name="P33">Некорректный ввод вызывает завершение программы с ненулевым кодом возврата. <text:s text:c="3"/></text:p>
      <text:p text:style-name="P32"><text:span text:style-name="T18">О</text:span><text:span text:style-name="T19">граничения</text:span><text:span text:style-name="T17">:</text:span></text:p>
      <text:list xml:id="list2339278271" text:style-name="L4">
        <text:list-item>
          <text:p text:style-name="P91"><text:span text:style-name="T73">Матрица</text:span>:</text:p>
          <text:list>
            <text:list-item>
              <text:p text:style-name="P92"><text:span text:style-name="T23">Размерность: </text:span>целое положительное число <text:span text:style-name="T23">от 1 до </text:span><text:span text:style-name="T25">2000</text:span></text:p>
            </text:list-item>
            <text:list-item>
              <text:p text:style-name="P92"><text:span text:style-name="T23">Данные: </text:span>целые числа <text:span text:style-name="T23">от -65536 до 65535</text:span></text:p>
            </text:list-item>
          </text:list>
        </text:list-item>
        <text:list-item>
          <text:p text:style-name="P94"><text:span text:style-name="T11">Пункт меню</text:span><text:span text:style-name="T10">:</text:span><text:span text:style-name="T6"> </text:span><text:span text:style-name="T7">целое число</text:span><text:span text:style-name="T9"> от 1 до 4</text:span><text:span text:style-name="T8"> </text:span></text:p>
        </text:list-item>
      </text:list>
      <text:h text:style-name="P83" text:outline-level="2" text:is-list-header="true"><text:bookmark-start text:name="__RefHeading___Toc1856_1830211148"/><text:span text:style-name="T44">2</text:span><text:span text:style-name="T43">. Описание выходных данных</text:span><text:bookmark-end text:name="__RefHeading___Toc1856_1830211148"/></text:h>
      <text:p text:style-name="P93">Опции 1-3: </text:p>
      <text:p text:style-name="P24"><text:span text:style-name="T83"><text:tab/>В результате выполнения программы будет сформирована </text:span><text:span text:style-name="T84">результирующая матрица, имеющая представление в виде обычной и разреженной матрицы.</text:span></text:p>
      <text:p text:style-name="P35"><text:span text:style-name="T84">О</text:span><text:span text:style-name="T83">пция 4: </text:span></text:p>
      <text:p text:style-name="P25"><text:span text:style-name="T83"><text:tab/>В результате выполнения программы будет сформирована </text:span><text:span text:style-name="T85">таблица</text:span><text:span text:style-name="T84"> </text:span><text:span text:style-name="T85">с</text:span><text:span text:style-name="T21">равнения времени выполнения операций и объема памяти при использовании этих 2-х алгоритмов при различном проценте заполнения </text:span><text:span text:style-name="T22">и размерах </text:span><text:span text:style-name="T21">матриц.</text:span></text:p>
      <text:h text:style-name="P84" text:outline-level="2" text:is-list-header="true"><text:bookmark-start text:name="__RefHeading___Toc2000_3112895004"/><text:span text:style-name="T61">3. </text:span><text:span text:style-name="T46">Описание задачи, </text:span><text:span text:style-name="T47">реализуемой в программе</text:span><text:bookmark-end text:name="__RefHeading___Toc2000_3112895004"/></text:h>
      <text:p text:style-name="P58"><text:span text:style-name="T47">П</text:span><text:span text:style-name="T42">рограмма реализует:</text:span></text:p>
      <text:list xml:id="list4026343623" text:style-name="L5">
        <text:list-item>
          <text:p text:style-name="P96"><text:span text:style-name="T75">умно</text:span><text:span text:style-name="T74">жени</text:span><text:span text:style-name="T75">е матриц</text:span><text:span text:style-name="T77">ы на столбец</text:span><text:span text:style-name="T75">, представленных в обычном и </text:span><text:span text:style-name="T74">разреженн</text:span><text:span text:style-name="T75">ом</text:span><text:span text:style-name="T74"> </text:span><text:span text:style-name="T75">виде</text:span></text:p>
        </text:list-item>
        <text:list-item>
          <text:p text:style-name="P96"><text:span text:style-name="T74">измерение времени на </text:span><text:span text:style-name="T75">умножение</text:span><text:span text:style-name="T74"> матриц разными способами.</text:span></text:p>
        </text:list-item>
      </text:list>
      <text:h text:style-name="P81" text:outline-level="2" text:is-list-header="true"><text:bookmark-start text:name="__RefHeading___Toc1858_1830211148"/><text:span text:style-name="T24">4</text:span><text:span text:style-name="T23">.</text:span> <text:span text:style-name="T23">Способ обращения к программе</text:span><text:bookmark-end text:name="__RefHeading___Toc1858_1830211148"/></text:h>
      <text:p text:style-name="P20"><text:tab/><text:span text:style-name="T66">Обращение к программе происходит через консоль, путём запуска *.exe файла.</text:span></text:p>
      <text:h text:style-name="P81" text:outline-level="2" text:is-list-header="true"><text:bookmark-start text:name="__RefHeading___Toc1860_1830211148"/><text:soft-page-break/><text:span text:style-name="T62">5</text:span><text:span text:style-name="T27">. О</text:span>писание возможных аварийных ситуаций и ошибок пользователя<text:bookmark-end text:name="__RefHeading___Toc1860_1830211148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1">Аварийная ситуация</text:p>
          </table:table-cell>
          <table:table-cell table:style-name="Таблица6.A1" office:value-type="string">
            <text:p text:style-name="P11">Код завершения</text:p>
          </table:table-cell>
          <table:table-cell table:style-name="Таблица6.C1" office:value-type="string">
            <text:p text:style-name="P11">Сообщение</text:p>
          </table:table-cell>
        </table:table-row>
        <table:table-row>
          <table:table-cell table:style-name="Таблица6.A2" office:value-type="string">
            <text:p text:style-name="P16">Неверно выбранный пункт меню</text:p>
          </table:table-cell>
          <table:table-cell table:style-name="Таблица6.A2" office:value-type="string">
            <text:p text:style-name="P10">1</text:p>
          </table:table-cell>
          <table:table-cell table:style-name="Таблица6.C2" office:value-type="string">
            <text:p text:style-name="P59">Wrong choice!</text:p>
          </table:table-cell>
        </table:table-row>
        <table:table-row>
          <table:table-cell table:style-name="Таблица6.A2" office:value-type="string">
            <text:p text:style-name="P17">Нет входного файла</text:p>
          </table:table-cell>
          <table:table-cell table:style-name="Таблица6.A2" office:value-type="string">
            <text:p text:style-name="P10">2</text:p>
          </table:table-cell>
          <table:table-cell table:style-name="Таблица6.C2" office:value-type="string">
            <text:p text:style-name="P59">No input file :(</text:p>
          </table:table-cell>
        </table:table-row>
        <table:table-row>
          <table:table-cell table:style-name="Таблица6.A2" office:value-type="string">
            <text:p text:style-name="P16">Входной файл пустой</text:p>
          </table:table-cell>
          <table:table-cell table:style-name="Таблица6.A2" office:value-type="string">
            <text:p text:style-name="P10">3</text:p>
          </table:table-cell>
          <table:table-cell table:style-name="Таблица6.C2" office:value-type="string">
            <text:p text:style-name="P59">Empty input file!</text:p>
          </table:table-cell>
        </table:table-row>
        <table:table-row>
          <table:table-cell table:style-name="Таблица6.A2" office:value-type="string">
            <text:p text:style-name="P21">Некорректная размерность</text:p>
          </table:table-cell>
          <table:table-cell table:style-name="Таблица6.A2" office:value-type="string">
            <text:p text:style-name="P10">4</text:p>
          </table:table-cell>
          <table:table-cell table:style-name="Таблица6.C2" office:value-type="string">
            <text:p text:style-name="P59">Incorrect dimensions :(</text:p>
          </table:table-cell>
        </table:table-row>
        <table:table-row>
          <table:table-cell table:style-name="Таблица6.A2" office:value-type="string">
            <text:p text:style-name="P21">Не удалось выделить память</text:p>
          </table:table-cell>
          <table:table-cell table:style-name="Таблица6.A2" office:value-type="string">
            <text:p text:style-name="P19">5</text:p>
          </table:table-cell>
          <table:table-cell table:style-name="Таблица6.C2" office:value-type="string">
            <text:p text:style-name="P59">Memory error :(</text:p>
          </table:table-cell>
        </table:table-row>
        <table:table-row>
          <table:table-cell table:style-name="Таблица6.A2" office:value-type="string">
            <text:p text:style-name="P18">Некорректно введенные данные</text:p>
          </table:table-cell>
          <table:table-cell table:style-name="Таблица6.A2" office:value-type="string">
            <text:p text:style-name="P19">6</text:p>
          </table:table-cell>
          <table:table-cell table:style-name="Таблица6.C2" office:value-type="string">
            <text:p text:style-name="P59">Incorrect data :(</text:p>
          </table:table-cell>
        </table:table-row>
      </table:table>
      <text:p text:style-name="P40"/>
      <text:h text:style-name="P77" text:outline-level="1"><text:bookmark-start text:name="__RefHeading___Toc1862_1830211148"/>Описание внутренних структур данных<text:bookmark-end text:name="__RefHeading___Toc1862_1830211148"/></text:h>
      <text:list xml:id="list4101614264" text:style-name="L6">
        <text:list-item>
          <text:p text:style-name="P99"><text:span text:style-name="T34">С</text:span><text:span text:style-name="T35">труктура, </text:span><text:span text:style-name="T36">хранящая матрицу в «обычном» виде</text:span></text:p>
        </text:list-item>
      </text:list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64">typedef struct </text:p>
            <text:p text:style-name="P66">{</text:p>
            <text:p text:style-name="P66"><text:s text:c="4"/>size_t rows; <text:s text:c="3"/>// <text:span text:style-name="T86">кол-во рядов</text:span></text:p>
            <text:p text:style-name="P67"><text:s text:c="4"/>size_t columns; // <text:span text:style-name="T86">кол-во столбцов</text:span></text:p>
            <text:p text:style-name="P67"><text:s text:c="4"/>int *pointer; <text:s text:c="2"/>// <text:span text:style-name="T86">указатель на массив значений</text:span></text:p>
            <text:p text:style-name="P66">} ordinary_mtr_t;</text:p>
          </table:table-cell>
        </table:table-row>
      </table:table>
      <text:list xml:id="list2062010286" text:style-name="L7">
        <text:list-item>
          <text:p text:style-name="P100"><text:span text:style-name="T34">С</text:span><text:span text:style-name="T35">труктура, </text:span><text:span text:style-name="T36">хранящая матрицу в «разреженном» виде</text:span></text:p>
        </text:list-item>
      </text:list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60">typedef struct </text:p>
            <text:p text:style-name="P61">{</text:p>
            <text:p text:style-name="P61"><text:s text:c="4"/>int *A; <text:s text:c="3"/>// <text:span text:style-name="T86">массив ненулевых значений</text:span></text:p>
            <text:p text:style-name="P62"><text:s text:c="4"/>int *JA; <text:s text:c="2"/>// <text:span text:style-name="T86">массив столбцов ненулевых значений</text:span></text:p>
            <text:p text:style-name="P62"><text:s text:c="4"/>int *IA; <text:s text:c="2"/>// <text:span text:style-name="T86">массив кол-ва ненулевых эл-</text:span><text:span text:style-name="T93">ов</text:span></text:p>
            <text:p text:style-name="P68"/>
            <text:p text:style-name="P62"><text:s text:c="4"/>size_t elems; <text:s/>// <text:span text:style-name="T87">кол-во ненулевых элементов</text:span></text:p>
            <text:p text:style-name="P62"><text:s text:c="4"/>size_t rows; <text:s text:c="2"/>// <text:span text:style-name="T87">кол-во строк + 1</text:span></text:p>
            <text:p text:style-name="P63">} sparse_mtr_t;</text:p>
          </table:table-cell>
        </table:table-row>
      </table:table>
      <text:list xml:id="list243325014" text:style-name="L8">
        <text:list-item>
          <text:h text:style-name="P80" text:outline-level="1"><text:bookmark-start text:name="__RefHeading___Toc1059_368127530"/><text:span text:style-name="T59">Указатель на функцию, которую мы в</text:span><text:span text:style-name="T60">ы</text:span><text:span text:style-name="T59">бираем в зависимости от пункта меню</text:span><text:span text:style-name="T45"> </text:span><text:bookmark-end text:name="__RefHeading___Toc1059_368127530"/></text:h>
        </text:list-item>
      </text:list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5">typedef int (*func_ptr)(FILE *, ordinary_mtr_t *);</text:p>
          </table:table-cell>
        </table:table-row>
      </table:table>
      <text:h text:style-name="P78" text:outline-level="1"><text:bookmark-start text:name="__RefHeading___Toc1866_1830211148"/><text:soft-page-break/>Тестовые данные<text:bookmark-end text:name="__RefHeading___Toc1866_1830211148"/></text:h>
      <text:h text:style-name="P82" text:outline-level="2" text:is-list-header="true"><text:bookmark-start text:name="__RefHeading___Toc1868_1830211148"/>1. Позитивные тесты<text:bookmark-end text:name="__RefHeading___Toc1868_1830211148"/></text:h>
      <text:list xml:id="list1539361770" text:style-name="L9">
        <text:list-item>
          <text:p text:style-name="P86">Ручной ввод: размерности 1*1, 1*1(единичные матрицы); в матрице корректные данные </text:p>
        </text:list-item>
        <text:list-item>
          <text:p text:style-name="P86">Ручной ввод: размерности 1*10, 10*1(строка на столбец); в матрице корректные данные</text:p>
        </text:list-item>
        <text:list-item>
          <text:p text:style-name="P86">Ручной ввод: размерности 3*4, 4*1(матрица на столбец); в матрице корректные данные</text:p>
        </text:list-item>
        <text:list-item>
          <text:p text:style-name="P87"><text:span text:style-name="T91">Файловый </text:span>ввод: размерности 1*1, 1*1(единичные матрицы); в матрице корректные данные </text:p>
        </text:list-item>
        <text:list-item>
          <text:p text:style-name="P87"><text:span text:style-name="T91">Файловы</text:span>й ввод: размерности 1*10, 10*1(строка на столбец); в матрице корректные данные</text:p>
        </text:list-item>
        <text:list-item>
          <text:p text:style-name="P87"><text:span text:style-name="T91">Файловы</text:span>й ввод: размерности 3*4, 4*1(матрица на столбец); в матрице корректные данные</text:p>
        </text:list-item>
        <text:list-item>
          <text:p text:style-name="P88"><text:span text:style-name="T92">Случайный</text:span><text:span text:style-name="T91"> </text:span>ввод: размерности 1*1, 1*1(единичные матрицы); в матрице корректные данные </text:p>
        </text:list-item>
        <text:list-item>
          <text:p text:style-name="P88"><text:span text:style-name="T92">Случайный</text:span> ввод: размерности 1*10, 10*1(строка на столбец); в матрице корректные данные</text:p>
        </text:list-item>
        <text:list-item>
          <text:p text:style-name="P88"><text:span text:style-name="T92">Случайн</text:span><text:span text:style-name="T91">ы</text:span>й ввод: размерности 3*4, 4*1(матрица на столбец); в матрице корректные данные</text:p>
        </text:list-item>
      </text:list>
      <text:h text:style-name="P82" text:outline-level="2" text:is-list-header="true"><text:bookmark-start text:name="__RefHeading___Toc1870_1830211148"/><text:span text:style-name="T40">2. Негативные</text:span> тесты<text:bookmark-end text:name="__RefHeading___Toc1870_1830211148"/></text:h>
      <text:list xml:id="list183115311539395" text:continue-list="list1539361770" text:style-name="L9">
        <text:list-item text:start-value="1">
          <text:p text:style-name="P97">Исходный файл не задан</text:p>
        </text:list-item>
        <text:list-item>
          <text:p text:style-name="P98">Исходный файл пустой</text:p>
        </text:list-item>
        <text:list-item>
          <text:p text:style-name="P98">Некорректный размер матрицы</text:p>
        </text:list-item>
        <text:list-item>
          <text:p text:style-name="P98">Кол-во элементов не соответствует размерности матрицы</text:p>
        </text:list-item>
        <text:list-item>
          <text:p text:style-name="P98">Некорректные данные в матрице</text:p>
        </text:list-item>
        <text:list-item>
          <text:p text:style-name="P97">Некорректные размеры для умножения матриц</text:p>
        </text:list-item>
      </text:list>
      <text:h text:style-name="P79" text:outline-level="1"><text:bookmark-start text:name="__RefHeading___Toc2002_3112895004"/>Оценка эффективности<text:bookmark-end text:name="__RefHeading___Toc2002_3112895004"/></text:h>
      <text:p text:style-name="P12"><text:span text:style-name="T63"><text:tab/>Были проведены тесты с </text:span><text:span text:style-name="T88">матрицами размерностям</text:span><text:span text:style-name="T89">и</text:span><text:span text:style-name="T63">:</text:span></text:p>
      <text:list xml:id="list2277903764" text:style-name="L10">
        <text:list-item>
          <text:p text:style-name="P105">10*10, 10*1</text:p>
        </text:list-item>
        <text:list-item>
          <text:p text:style-name="P106"><text:span text:style-name="T92">50</text:span>*<text:span text:style-name="T92">5</text:span>0, <text:span text:style-name="T92">5</text:span>0*1</text:p>
        </text:list-item>
        <text:list-item>
          <text:p text:style-name="P105">100*100, 100*1</text:p>
        </text:list-item>
        <text:list-item>
          <text:p text:style-name="P108"><text:span text:style-name="T53">5</text:span><text:span text:style-name="T51">00*</text:span><text:span text:style-name="T53">5</text:span><text:span text:style-name="T51">00, </text:span><text:span text:style-name="T53">5</text:span><text:span text:style-name="T51">00*1</text:span></text:p>
          <text:p text:style-name="P108"><text:soft-page-break/><text:span text:style-name="T56">И</text:span><text:span text:style-name="T52"> </text:span><text:span text:style-name="T53">процентными заполнениями: 5, 10, </text:span><text:span text:style-name="T57">15, </text:span><text:span text:style-name="T55">25, </text:span><text:span text:style-name="T54">30, </text:span><text:span text:style-name="T55">35,</text:span><text:span text:style-name="T54"> </text:span><text:span text:style-name="T55">45, </text:span><text:span text:style-name="T53">50, </text:span><text:span text:style-name="T55">55</text:span></text:p>
          <text:p text:style-name="P109"><text:span text:style-name="T55">К</text:span><text:span text:style-name="T50">оличество </text:span><text:span text:style-name="T58">замеров</text:span><text:span text:style-name="T50">: 10</text:span></text:p>
        </text:list-item>
      </text:list>
      <text:p text:style-name="P31">Эффективность по времени:</text:p>
      <text:p text:style-name="P22"><text:span text:style-name="T65"><text:tab/>При низком проценте заполняемости (</text:span><text:span text:style-name="T71">5-</text:span><text:span text:style-name="T65">10%) и размерности матрицы (&lt; 500*</text:span><text:span text:style-name="T71">500</text:span><text:span text:style-name="T65">) умножение разреженных матриц быстрее «</text:span><text:span text:style-name="T67">обычного</text:span><text:span text:style-name="T65">» </text:span><text:span text:style-name="T67">умножения. </text:span><text:span text:style-name="T71">При 15% заполняемости можно заметить, что обработке матрицы размером 50*50 время выполнения алгоритмов практически совпадает. Поэтому </text:span><text:span text:style-name="T72">при </text:span><text:span text:style-name="T71">дальнейше</text:span><text:span text:style-name="T72">м</text:span><text:span text:style-name="T71"> увеличени</text:span><text:span text:style-name="T72">и</text:span><text:span text:style-name="T71"> размерностей и процента заполняемости </text:span><text:span text:style-name="T72">выгоднее использовать стандартное умножение матрицы</text:span></text:p>
      <text:p text:style-name="P107">Эффективность по памяти:</text:p>
      <text:p text:style-name="P14"><text:span text:style-name="T26"><text:tab/></text:span><text:span text:style-name="T68">Не сложно заметит, что при заполняемости меньше </text:span><text:span text:style-name="T37">~</text:span><text:span text:style-name="T38">48</text:span><text:span text:style-name="T68">% разреженная матрица выигрывает по памяти в 7-8 раз. При увеличении кол</text:span><text:span text:style-name="T69">ичества</text:span><text:span text:style-name="T68"> нуле</text:span><text:span text:style-name="T69">в</text:span><text:span text:style-name="T68">ых элементов умножение «обычной» матрицы</text:span><text:span text:style-name="T70"> оказывается намного выгоднее</text:span><text:span text:style-name="T68">.</text:span></text:p>
      <text:p text:style-name="P13"><draw:frame text:anchor-type="paragraph" draw:z-index="6" draw:name="Врезка 3" draw:style-name="gr1" draw:text-style-name="P110" svg:width="16.828cm" svg:height="17.243cm" svg:x="-0.078cm" svg:y="-0.27cm"><draw:text-box><text:p><text:span text:style-name="T94">*Measurements of time in microseconds</text:span></text:p><text:p><text:span text:style-name="T94">Measurements of memory in bytes</text:span></text:p><text:p><text:span text:style-name="T94"/></text:p><text:p><text:span text:style-name="T94">Option: 4</text:span></text:p><text:p><text:span text:style-name="T94"/></text:p><text:p><text:span text:style-name="T94">------------------------------------------------------------------------------------------</text:span><text:span text:style-name="T94">---------</text:span></text:p><text:p><text:span text:style-name="T94">| <text:s text:c="4"/>FILL% <text:s text:c="5"/>| <text:s text:c="4"/>SIZE <text:s text:c="4"/>| <text:s text:c="7"/>ORDINARY MATRIX <text:s text:c="7"/>| <text:s text:c="10"/>SPARES MATRIX <text:s/></text:span><text:span text:style-name="T94"><text:s text:c="7"/>|</text:span></text:p><text:p><text:span text:style-name="T94">| <text:s text:c="15"/>| <text:s text:c="13"/>| <text:s text:c="4"/>TIME <text:s text:c="3"/>| <text:s text:c="5"/>MEMORY <text:s text:c="4"/>| <text:s text:c="5"/>TIME <text:s text:c="4"/>| <text:s text:c="4"/></text:span><text:span text:style-name="T94">MEMORY <text:s text:c="5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0 <text:s text:c="3"/>| <text:s text:c="8"/></text:span><text:span text:style-name="T94">136 <text:s text:c="4"/>|</text:span></text:p><text:p><text:span text:style-name="T94">| <text:s text:c="15"/>| <text:s text:c="6"/>50 <text:s text:c="4"/>| <text:s text:c="6"/>14 <text:s text:c="3"/>| <text:s text:c="6"/>10400 <text:s text:c="4"/>| <text:s text:c="9"/>4 <text:s text:c="3"/>| <text:s text:c="7"/></text:span><text:span text:style-name="T94">1848 <text:s text:c="4"/>|</text:span></text:p><text:p><text:span text:style-name="T94">| <text:s text:c="7"/>5 <text:s text:c="6"/>| <text:s text:c="5"/>100 <text:s text:c="4"/>| <text:s text:c="6"/>58 <text:s text:c="3"/>| <text:s text:c="6"/>40800 <text:s text:c="4"/>| <text:s text:c="8"/>22 <text:s text:c="3"/>| <text:s text:c="7"/></text:span><text:span text:style-name="T94">6056 <text:s text:c="4"/>|</text:span></text:p><text:p><text:span text:style-name="T94">| <text:s text:c="15"/>| <text:s text:c="5"/>500 <text:s text:c="4"/>| <text:s text:c="4"/>1803 <text:s text:c="3"/>| <text:s text:c="4"/>1004000 <text:s text:c="4"/>| <text:s text:c="6"/>2121 <text:s text:c="3"/>| <text:s text:c="5"/></text:span><text:span text:style-name="T94">124856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0 <text:s text:c="3"/>| <text:s text:c="8"/></text:span><text:span text:style-name="T94">248 <text:s text:c="4"/>|</text:span></text:p><text:p><text:span text:style-name="T94">| <text:s text:c="15"/>| <text:s text:c="6"/>50 <text:s text:c="4"/>| <text:s text:c="6"/>16 <text:s text:c="3"/>| <text:s text:c="6"/>10400 <text:s text:c="4"/>| <text:s text:c="8"/>13 <text:s text:c="3"/>| <text:s text:c="7"/></text:span><text:span text:style-name="T94">2824 <text:s text:c="4"/>|</text:span></text:p><text:p><text:span text:style-name="T94">| <text:s text:c="6"/>10 <text:s text:c="6"/>| <text:s text:c="5"/>100 <text:s text:c="4"/>| <text:s text:c="6"/>64 <text:s text:c="3"/>| <text:s text:c="6"/>40800 <text:s text:c="4"/>| <text:s text:c="8"/>61 <text:s text:c="3"/>| <text:s text:c="6"/></text:span><text:span text:style-name="T94">10136 <text:s text:c="4"/>|</text:span></text:p><text:p><text:span text:style-name="T94">| <text:s text:c="15"/>| <text:s text:c="5"/>500 <text:s text:c="4"/>| <text:s text:c="4"/>1744 <text:s text:c="3"/>| <text:s text:c="4"/>1004000 <text:s text:c="4"/>| <text:s text:c="6"/>7770 <text:s text:c="3"/>| <text:s text:c="5"/></text:span><text:span text:style-name="T94">225824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1 <text:s text:c="3"/>| <text:s text:c="8"/></text:span><text:span text:style-name="T94">240 <text:s text:c="4"/>|</text:span></text:p><text:p><text:span text:style-name="T94">| <text:s text:c="15"/>| <text:s text:c="6"/>50 <text:s text:c="4"/>| <text:s text:c="6"/>15 <text:s text:c="3"/>| <text:s text:c="6"/>10400 <text:s text:c="4"/>| <text:s text:c="8"/>16 <text:s text:c="3"/>| <text:s text:c="7"/></text:span><text:span text:style-name="T94">4248 <text:s text:c="4"/>|</text:span></text:p><text:p><text:span text:style-name="T94">| <text:s text:c="6"/>15 <text:s text:c="6"/>| <text:s text:c="5"/>100 <text:s text:c="4"/>| <text:s text:c="6"/>75 <text:s text:c="3"/>| <text:s text:c="6"/>40800 <text:s text:c="4"/>| <text:s text:c="7"/>141 <text:s text:c="3"/>| <text:s text:c="6"/></text:span><text:span text:style-name="T94">14120 <text:s text:c="4"/>|</text:span></text:p><text:p><text:span text:style-name="T94">| <text:s text:c="15"/>| <text:s text:c="5"/>500 <text:s text:c="4"/>| <text:s text:c="4"/>1749 <text:s text:c="3"/>| <text:s text:c="4"/>1004000 <text:s text:c="4"/>| <text:s text:c="5"/>14459 <text:s text:c="3"/>| <text:s text:c="5"/></text:span><text:span text:style-name="T94">325504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1 <text:s text:c="3"/>| <text:s text:c="8"/>480 <text:s text:c="4"/>| <text:s text:c="9"/>1 <text:s text:c="3"/>| <text:s text:c="8"/></text:span><text:span text:style-name="T94">296 <text:s text:c="4"/>|</text:span></text:p><text:p><text:span text:style-name="T94">| <text:s text:c="15"/>| <text:s text:c="6"/>50 <text:s text:c="4"/>| <text:s text:c="6"/>15 <text:s text:c="3"/>| <text:s text:c="6"/>10400 <text:s text:c="4"/>| <text:s text:c="8"/>40 <text:s text:c="3"/>| <text:s text:c="7"/></text:span><text:span text:style-name="T94">6112 <text:s text:c="4"/>|</text:span></text:p><text:p><text:span text:style-name="T94">| <text:s text:c="6"/>25 <text:s text:c="6"/>| <text:s text:c="5"/>100 <text:s text:c="4"/>| <text:s text:c="6"/>69 <text:s text:c="3"/>| <text:s text:c="6"/>40800 <text:s text:c="4"/>| <text:s text:c="7"/>295 <text:s text:c="3"/>| <text:s text:c="6"/></text:span><text:span text:style-name="T94">22272 <text:s text:c="4"/>|</text:span></text:p><text:p><text:span text:style-name="T94">| <text:s text:c="15"/>| <text:s text:c="5"/>500 <text:s text:c="4"/>| <text:s text:c="4"/>1637 <text:s text:c="3"/>| <text:s text:c="4"/>1004000 <text:s text:c="4"/>| <text:s text:c="5"/>39509 <text:s text:c="3"/>| <text:s text:c="5"/></text:span><text:span text:style-name="T94">521176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1 <text:s text:c="3"/>| <text:s text:c="8"/></text:span><text:span text:style-name="T94">352 <text:s text:c="4"/>|</text:span></text:p><text:p><text:span text:style-name="T94">| <text:s text:c="15"/>| <text:s text:c="6"/>50 <text:s text:c="4"/>| <text:s text:c="6"/>15 <text:s text:c="3"/>| <text:s text:c="6"/>10400 <text:s text:c="4"/>| <text:s text:c="8"/>91 <text:s text:c="3"/>| <text:s text:c="7"/></text:span><text:span text:style-name="T94">7088 <text:s text:c="4"/>|</text:span></text:p><text:p><text:span text:style-name="T94">| <text:s text:c="6"/>30 <text:s text:c="6"/>| <text:s text:c="5"/>100 <text:s text:c="4"/>| <text:s text:c="6"/>62 <text:s text:c="3"/>| <text:s text:c="6"/>40800 <text:s text:c="4"/>| <text:s text:c="7"/>463 <text:s text:c="3"/>| <text:s text:c="6"/></text:span><text:span text:style-name="T94">26472 <text:s text:c="4"/>|</text:span></text:p><text:p><text:span text:style-name="T94">| <text:s text:c="15"/>| <text:s text:c="5"/>500 <text:s text:c="4"/>| <text:s text:c="4"/>1639 <text:s text:c="3"/>| <text:s text:c="4"/>1004000 <text:s text:c="4"/>| <text:s text:c="5"/>52445 <text:s text:c="3"/>| <text:s text:c="5"/></text:span><text:span text:style-name="T94">621704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2 <text:s text:c="3"/>| <text:s text:c="8"/></text:span><text:span text:style-name="T94">496 <text:s text:c="4"/>|</text:span></text:p><text:p><text:span text:style-name="T94">| <text:s text:c="15"/>| <text:s text:c="6"/>50 <text:s text:c="4"/>| <text:s text:c="6"/>17 <text:s text:c="3"/>| <text:s text:c="6"/>10400 <text:s text:c="4"/>| <text:s text:c="7"/>112 <text:s text:c="3"/>| <text:s text:c="7"/></text:span><text:span text:style-name="T94">8000 <text:s text:c="4"/>|</text:span></text:p><text:p><text:span text:style-name="T94">| <text:s text:c="6"/>35 <text:s text:c="6"/>| <text:s text:c="5"/>100 <text:s text:c="4"/>| <text:s text:c="5"/>105 <text:s text:c="3"/>| <text:s text:c="6"/>40800 <text:s text:c="4"/>| <text:s text:c="7"/>660 <text:s text:c="3"/>| <text:s text:c="6"/></text:span><text:span text:style-name="T94">30432 <text:s text:c="4"/>|</text:span></text:p><text:p><text:span text:style-name="T94">| <text:s text:c="15"/>| <text:s text:c="5"/>500 <text:s text:c="4"/>| <text:s text:c="4"/>1604 <text:s text:c="3"/>| <text:s text:c="4"/>1004000 <text:s text:c="4"/>| <text:s text:c="5"/>69447 <text:s text:c="3"/>| <text:s text:c="5"/></text:span><text:span text:style-name="T94">719936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2 <text:s text:c="3"/>| <text:s text:c="8"/></text:span><text:span text:style-name="T94">560 <text:s text:c="4"/>|</text:span></text:p><text:p><text:span text:style-name="T94">| <text:s text:c="15"/>| <text:s text:c="6"/>50 <text:s text:c="4"/>| <text:s text:c="6"/>30 <text:s text:c="3"/>| <text:s text:c="6"/>10400 <text:s text:c="4"/>| <text:s text:c="7"/>194 <text:s text:c="3"/>| <text:s text:c="6"/></text:span><text:span text:style-name="T94">10240 <text:s text:c="4"/>|</text:span></text:p><text:p><text:span text:style-name="T94">| <text:s text:c="6"/>45 <text:s text:c="6"/>| <text:s text:c="5"/>100 <text:s text:c="4"/>| <text:s text:c="6"/>71 <text:s text:c="3"/>| <text:s text:c="6"/>40800 <text:s text:c="4"/>| <text:s text:c="6"/>1102 <text:s text:c="3"/>| <text:s text:c="6"/></text:span><text:span text:style-name="T94">38488 <text:s text:c="4"/>|</text:span></text:p><text:p><text:span text:style-name="T94">| <text:s text:c="15"/>| <text:s text:c="5"/>500 <text:s text:c="4"/>| <text:s text:c="4"/>1599 <text:s text:c="3"/>| <text:s text:c="4"/>1004000 <text:s text:c="4"/>| <text:s text:c="4"/>114156 <text:s text:c="3"/>| <text:s text:c="5"/></text:span><text:span text:style-name="T94">919080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0 <text:s text:c="3"/>| <text:s text:c="8"/>480 <text:s text:c="4"/>| <text:s text:c="9"/>2 <text:s text:c="3"/>| <text:s text:c="8"/></text:span><text:span text:style-name="T94">680 <text:s text:c="4"/>|</text:span></text:p><text:p><text:span text:style-name="T94">| <text:s text:c="15"/>| <text:s text:c="6"/>50 <text:s text:c="4"/>| <text:s text:c="6"/>15 <text:s text:c="3"/>| <text:s text:c="6"/>10400 <text:s text:c="4"/>| <text:s text:c="7"/>156 <text:s text:c="3"/>| <text:s text:c="6"/></text:span><text:span text:style-name="T94">11104 <text:s text:c="4"/>|</text:span></text:p><text:p><text:span text:style-name="T94">| <text:s text:c="6"/>50 <text:s text:c="6"/>| <text:s text:c="5"/>100 <text:s text:c="4"/>| <text:s text:c="6"/>63 <text:s text:c="3"/>| <text:s text:c="6"/>40800 <text:s text:c="4"/>| <text:s text:c="6"/>1198 <text:s text:c="3"/>| <text:s text:c="6"/></text:span><text:span text:style-name="T94">41952 <text:s text:c="4"/>|</text:span></text:p><text:p><text:span text:style-name="T94">| <text:s text:c="15"/>| <text:s text:c="5"/>500 <text:s text:c="4"/>| <text:s text:c="4"/>1510 <text:s text:c="3"/>| <text:s text:c="4"/>1004000 <text:s text:c="4"/>| <text:s text:c="4"/>138887 <text:s text:c="3"/>| <text:s text:c="4"/></text:span><text:span text:style-name="T94">1017208 <text:s text:c="4"/>|</text:span></text:p><text:p><text:span text:style-name="T94">------------------------------------------------------------------------------------------</text:span><text:span text:style-name="T94">---------</text:span></text:p><text:p><text:span text:style-name="T94">| <text:s text:c="15"/>| <text:s text:c="6"/>10 <text:s text:c="4"/>| <text:s text:c="7"/>2 <text:s text:c="3"/>| <text:s text:c="8"/>480 <text:s text:c="4"/>| <text:s text:c="9"/>5 <text:s text:c="3"/>| <text:s text:c="8"/></text:span><text:span text:style-name="T94">680 <text:s text:c="4"/>|</text:span></text:p><text:p><text:span text:style-name="T94">| <text:s text:c="15"/>| <text:s text:c="6"/>50 <text:s text:c="4"/>| <text:s text:c="6"/>19 <text:s text:c="3"/>| <text:s text:c="6"/>10400 <text:s text:c="4"/>| <text:s text:c="7"/>215 <text:s text:c="3"/>| <text:s text:c="6"/></text:span><text:span text:style-name="T94">12200 <text:s text:c="4"/>|</text:span></text:p><text:p><text:span text:style-name="T94">| <text:s text:c="6"/>55 <text:s text:c="6"/>| <text:s text:c="5"/>100 <text:s text:c="4"/>| <text:s text:c="6"/>62 <text:s text:c="3"/>| <text:s text:c="6"/>40800 <text:s text:c="4"/>| <text:s text:c="6"/>1395 <text:s text:c="3"/>| <text:s text:c="6"/></text:span><text:span text:style-name="T94">46984 <text:s text:c="4"/>|</text:span></text:p><text:p><text:span text:style-name="T94">| <text:s text:c="15"/>| <text:s text:c="5"/>500 <text:s text:c="4"/>| <text:s text:c="4"/>1503 <text:s text:c="3"/>| <text:s text:c="4"/>1004000 <text:s text:c="4"/>| <text:s text:c="4"/>170854 <text:s text:c="3"/>| <text:s text:c="4"/></text:span><text:span text:style-name="T94">1116320 <text:s text:c="4"/>|</text:span></text:p><text:p><text:span text:style-name="T94">------------------------------------------------------------------------------------------</text:span><text:span text:style-name="T94">---------</text:span></text:p></draw:text-box></draw:frame><text:soft-page-break/></text:p>
      <text:h text:style-name="P85" text:outline-level="2" text:is-list-header="true"><text:bookmark-start text:name="__RefHeading___Toc2004_3112895004"/><text:span text:style-name="T23">В</text:span>ыводы<text:bookmark-end text:name="__RefHeading___Toc2004_3112895004"/></text:h>
      <text:p text:style-name="P53"><text:span text:style-name="T29"><text:tab/>В </text:span><text:span text:style-name="T30">ходе</text:span><text:span text:style-name="T29"> выполнения данной лабораторной работы я ознакоми</text:span><text:span text:style-name="T31">лась</text:span><text:span text:style-name="T29"> со способами хранения матриц в компьютере.</text:span></text:p>
      <text:p text:style-name="P56"><text:span text:style-name="T28"><text:tab/>Оказалось, что хранение разреженных матриц лучше реализовывать в разреженном представлении если плотность матрицы </text:span><text:span text:style-name="T32">меньше</text:span><text:span text:style-name="T28"> </text:span><text:span text:style-name="T39">15</text:span><text:span text:style-name="T28">%. Быстродействие для такой плотности увеличиться и количество потребляемой памяти снизится.</text:span></text:p>
      <text:p text:style-name="P56"><text:span text:style-name="T28"><text:tab/>На отрезке от ~</text:span><text:span text:style-name="T39">15</text:span><text:span text:style-name="T28">% до ~</text:span><text:span text:style-name="T39">45</text:span><text:span text:style-name="T28">% программист сам должен выбрать способ хранения, так как время </text:span><text:span text:style-name="T33">выполнения</text:span><text:span text:style-name="T28"> в данном случае у разреженных матриц хуже, но </text:span><text:span text:style-name="T33">затраты по </text:span><text:span text:style-name="T28">памяти меньше. В случае с плотностью матрицы более 50% - лучше себя показал обычный способ хранения матрицы.</text:span></text:p>
      <text:h text:style-name="P77" text:outline-level="1"><text:bookmark-start text:name="__RefHeading___Toc1874_1830211148"/><text:soft-page-break/>*Ответы на контрольные вопросы<text:bookmark-end text:name="__RefHeading___Toc1874_1830211148"/></text:h>
      <text:p text:style-name="P54"><text:span text:style-name="T78">1)</text:span><text:span text:style-name="T74"> Что такое разреженная матрица, какие схемы хранения таких матриц вы знаете?</text:span></text:p>
      <text:p text:style-name="P69">Разреженная матрица – матр<text:span text:style-name="T90">ица</text:span>, большая часть которой заполнена нулями.</text:p>
      <text:p text:style-name="P71">Можно хранить схемой Кнута, кольцевой схемой и в разряженном строчном(столбовом) формате.</text:p>
      <text:p text:style-name="P57"><text:span text:style-name="T80">2)</text:span><text:span text:style-name="T81"> Каким образом и сколько памяти выделяется под хранение разреженной и обычной матрицы.</text:span><text:span text:style-name="T74"><text:line-break/>Под обычную матрицу выделяется </text:span><text:span text:style-name="T82">n</text:span><text:span text:style-name="T79">*</text:span><text:span text:style-name="T82">m</text:span><text:span text:style-name="T79">*</text:span><text:span text:style-name="T82">sizeof</text:span><text:span text:style-name="T79">(</text:span><text:span text:style-name="T82">element</text:span><text:span text:style-name="T79">)</text:span><text:span text:style-name="T74"> байт памяти. <text:line-break/>Требуемая память под хранение разреженной матрицы зависит от выбранного типа хранения </text:span><text:span text:style-name="T76">и</text:span><text:span text:style-name="T74"> количества ненулевых элементов.</text:span></text:p>
      <text:p text:style-name="P54"><text:span text:style-name="T78">3)</text:span><text:span text:style-name="T74"> Каков принцип обработки разреженной матрицы?</text:span></text:p>
      <text:p text:style-name="P69">Обрабатываются только ненулевые элементы, что позволяет сократить время обработки. </text:p>
      <text:p text:style-name="P54"><text:span text:style-name="T78">4)</text:span><text:span text:style-name="T74"> В каком случае для матриц эффективнее применять стандартные алгоритмы обработки матриц? От чего это зависит?</text:span></text:p>
      <text:p text:style-name="P70">Разряженная матрица эффективна, только когда в массиве много нулевых элементов. Если их незначительно количество, то целесообразнее использовать стандартные алгоритмы.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1</meta:editing-cycles>
    <meta:creation-date>2019-12-05T09:34:00</meta:creation-date>
    <dc:date>2022-10-24T18:30:57.759415927</dc:date>
    <meta:editing-duration>PT17H23M50S</meta:editing-duration>
    <meta:generator>LibreOffice/7.3.6.2$Linux_X86_64 LibreOffice_project/30$Build-2</meta:generator>
    <meta:document-statistic meta:table-count="7" meta:image-count="1" meta:object-count="0" meta:page-count="9" meta:paragraph-count="160" meta:word-count="1041" meta:character-count="7451" meta:non-whitespace-character-count="6516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